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start" style:justify-single-word="false">
        <style:tab-stops/>
      </style:paragraph-properties>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P35" style:family="paragraph" style:parent-style-name="Standard">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P36" style:family="paragraph" style:parent-style-name="Standard">
      <style:paragraph-properties fo:text-align="start" style:justify-single-word="false">
        <style:tab-stops/>
      </style:paragraph-properties>
      <style:text-properties fo:font-weight="bold" style:font-weight-asian="bold"/>
    </style:style>
    <style:style style:name="P37"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6"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7"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9"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60"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61" style:family="paragraph" style:parent-style-name="Standard">
      <style:paragraph-properties fo:margin-left="0cm" fo:margin-right="0cm" fo:text-indent="0cm" style:auto-text-indent="false"/>
      <style:text-properties style:font-name="Liberation Serif" officeooo:paragraph-rsid="00315db7"/>
    </style:style>
    <style:style style:name="P62"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3"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4"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5" style:family="paragraph" style:parent-style-name="Standard">
      <style:paragraph-properties fo:margin-left="0cm" fo:margin-right="0cm" fo:text-indent="0cm" style:auto-text-indent="false"/>
      <style:text-properties style:font-name="Liberation Serif" officeooo:paragraph-rsid="0048a51b"/>
    </style:style>
    <style:style style:name="P66" style:family="paragraph" style:parent-style-name="Standard">
      <style:paragraph-properties fo:margin-left="0cm" fo:margin-right="0cm" fo:text-indent="0cm" style:auto-text-indent="false"/>
      <style:text-properties style:font-name="Liberation Serif" officeooo:paragraph-rsid="003c02c3"/>
    </style:style>
    <style:style style:name="P67" style:family="paragraph" style:parent-style-name="Standard">
      <style:paragraph-properties fo:margin-left="0cm" fo:margin-right="0cm" fo:text-indent="0cm" style:auto-text-indent="false"/>
      <style:text-properties style:font-name="Liberation Serif" officeooo:paragraph-rsid="003aabce"/>
    </style:style>
    <style:style style:name="P68"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9b07e5" officeooo:paragraph-rsid="009911b1" style:font-weight-asian="normal" style:font-weight-complex="normal"/>
    </style:style>
    <style:style style:name="P7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248da" officeooo:paragraph-rsid="00acac10" style:font-weight-asian="normal" style:font-weight-complex="normal"/>
    </style:style>
    <style:style style:name="P7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7c7e7" officeooo:paragraph-rsid="00acac10" style:font-weight-asian="normal" style:font-weight-complex="normal"/>
    </style:style>
    <style:style style:name="P7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61c99" officeooo:paragraph-rsid="00acac10" style:font-weight-asian="normal" style:font-weight-complex="normal"/>
    </style:style>
    <style:style style:name="P7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4b53c" officeooo:paragraph-rsid="00a4b53c" style:font-weight-asian="normal" style:font-weight-complex="normal"/>
    </style:style>
    <style:style style:name="P7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45848" style:font-weight-asian="normal" style:font-weight-complex="normal"/>
    </style:style>
    <style:style style:name="P7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708f8" style:font-weight-asian="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79210" style:font-weight-asian="normal" style:font-weight-complex="normal"/>
    </style:style>
    <style:style style:name="P7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299c" style:font-weight-asian="normal"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7853" style:font-weight-asian="normal"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a299c" officeooo:paragraph-rsid="00ba299c" style:font-weight-asian="normal" style:font-weight-complex="normal"/>
    </style:style>
    <style:style style:name="P8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c4f96" officeooo:paragraph-rsid="00ba299c" style:font-weight-asian="normal" style:font-weight-complex="normal"/>
    </style:style>
    <style:style style:name="P8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d547b" officeooo:paragraph-rsid="00bd547b" style:font-weight-asian="normal" style:font-weight-complex="normal"/>
    </style:style>
    <style:style style:name="P8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53077" officeooo:paragraph-rsid="00cd42b2" style:font-weight-asian="normal" style:font-weight-complex="normal"/>
    </style:style>
    <style:style style:name="P8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74f63" officeooo:paragraph-rsid="00c71b91" style:font-weight-asian="normal" style:font-weight-complex="normal"/>
    </style:style>
    <style:style style:name="P8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93582" officeooo:paragraph-rsid="00c93582" style:font-weight-asian="normal" style:font-weight-complex="normal"/>
    </style:style>
    <style:style style:name="P8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ee647" officeooo:paragraph-rsid="00bee647" style:font-weight-asian="normal" style:font-weight-complex="normal"/>
    </style:style>
    <style:style style:name="P8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bcab7" officeooo:paragraph-rsid="00cbcab7" style:font-weight-asian="normal" style:font-weight-complex="normal"/>
    </style:style>
    <style:style style:name="P8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0f5b8" officeooo:paragraph-rsid="00d0f5b8" style:font-weight-asian="normal" style:font-weight-complex="normal"/>
    </style:style>
    <style:style style:name="P8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4a18c" officeooo:paragraph-rsid="00d4a18c" style:font-weight-asian="normal" style:font-weight-complex="normal"/>
    </style:style>
    <style:style style:name="P9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4a18c" officeooo:paragraph-rsid="00dfa34e" style:font-weight-asian="normal" style:font-weight-complex="normal"/>
    </style:style>
    <style:style style:name="P9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6f1cf" officeooo:paragraph-rsid="00d6f1cf" style:font-weight-asian="normal" style:font-weight-complex="normal"/>
    </style:style>
    <style:style style:name="P9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0eb0" officeooo:paragraph-rsid="00de0eb0" style:font-weight-asian="normal" style:font-weight-complex="normal"/>
    </style:style>
    <style:style style:name="P9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a8e1" officeooo:paragraph-rsid="00dea8e1" style:font-weight-asian="normal" style:font-weight-complex="normal"/>
    </style:style>
    <style:style style:name="P9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f09aa" officeooo:paragraph-rsid="00e399d1" style:font-weight-asian="normal" style:font-weight-complex="normal"/>
    </style:style>
    <style:style style:name="P9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fa34e" officeooo:paragraph-rsid="00dfa34e" style:font-weight-asian="normal" style:font-weight-complex="normal"/>
    </style:style>
    <style:style style:name="P9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50976" officeooo:paragraph-rsid="00dfa34e" style:font-weight-asian="normal" style:font-weight-complex="normal"/>
    </style:style>
    <style:style style:name="P9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22ba8" officeooo:paragraph-rsid="00d616a7" style:font-weight-asian="normal" style:font-weight-complex="normal"/>
    </style:style>
    <style:style style:name="P9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c2ec5" officeooo:paragraph-rsid="00dc2ec5" style:font-style-asian="normal" style:font-weight-asian="normal" style:font-style-complex="normal" style:font-weight-complex="normal"/>
    </style:style>
    <style:style style:name="P9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9cce8" officeooo:paragraph-rsid="00e9cce8" style:font-style-asian="normal" style:font-weight-asian="normal" style:font-style-complex="normal" style:font-weight-complex="normal"/>
    </style:style>
    <style:style style:name="P10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c08e5" officeooo:paragraph-rsid="00eb8839" style:font-style-asian="normal" style:font-weight-asian="normal" style:font-style-complex="normal" style:font-weight-complex="normal"/>
    </style:style>
    <style:style style:name="P10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49204" officeooo:paragraph-rsid="00f49204" style:font-style-asian="normal" style:font-weight-asian="normal" style:font-style-complex="normal" style:font-weight-complex="normal"/>
    </style:style>
    <style:style style:name="P10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49204" officeooo:paragraph-rsid="00f24e34" style:font-style-asian="normal" style:font-weight-asian="normal" style:font-style-complex="normal" style:font-weight-complex="normal"/>
    </style:style>
    <style:style style:name="P10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f8e82" officeooo:paragraph-rsid="00f24e34" style:font-style-asian="normal" style:font-weight-asian="normal" style:font-style-complex="normal" style:font-weight-complex="normal"/>
    </style:style>
    <style:style style:name="P10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172fd" officeooo:paragraph-rsid="010172fd" style:font-style-asian="normal" style:font-weight-asian="normal" style:font-style-complex="normal" style:font-weight-complex="normal"/>
    </style:style>
    <style:style style:name="P10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f26bc" officeooo:paragraph-rsid="00ff26bc" style:font-style-asian="normal" style:font-weight-asian="normal" style:font-style-complex="normal" style:font-weight-complex="normal"/>
    </style:style>
    <style:style style:name="P10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5b318" officeooo:paragraph-rsid="00f5b318" style:font-style-asian="normal" style:font-weight-asian="normal" style:font-style-complex="normal" style:font-weight-complex="normal"/>
    </style:style>
    <style:style style:name="P10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75905" officeooo:paragraph-rsid="00f75905" style:font-style-asian="normal" style:font-weight-asian="normal" style:font-style-complex="normal" style:font-weight-complex="normal"/>
    </style:style>
    <style:style style:name="P10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801b2" officeooo:paragraph-rsid="00f801b2" style:font-style-asian="normal" style:font-weight-asian="normal" style:font-style-complex="normal" style:font-weight-complex="normal"/>
    </style:style>
    <style:style style:name="P10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93ddc" officeooo:paragraph-rsid="00f9a66e" style:font-style-asian="normal" style:font-weight-asian="normal" style:font-style-complex="normal" style:font-weight-complex="normal"/>
    </style:style>
    <style:style style:name="P11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93ddc" officeooo:paragraph-rsid="00f93ddc" style:font-style-asian="normal" style:font-weight-asian="normal" style:font-style-complex="normal" style:font-weight-complex="normal"/>
    </style:style>
    <style:style style:name="P11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9a66e" officeooo:paragraph-rsid="00f9a66e" style:font-style-asian="normal" style:font-weight-asian="normal" style:font-style-complex="normal" style:font-weight-complex="normal"/>
    </style:style>
    <style:style style:name="P11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cca72" officeooo:paragraph-rsid="00faffce" style:font-style-asian="normal" style:font-weight-asian="normal" style:font-style-complex="normal" style:font-weight-complex="normal"/>
    </style:style>
    <style:style style:name="P11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fcca72" officeooo:paragraph-rsid="00ff26bc" style:font-style-asian="normal" style:font-weight-asian="normal" style:font-style-complex="normal" style:font-weight-complex="normal"/>
    </style:style>
    <style:style style:name="P11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a7a9e" officeooo:paragraph-rsid="010873b0" style:font-style-asian="normal" style:font-weight-asian="normal" style:font-style-complex="normal" style:font-weight-complex="normal"/>
    </style:style>
    <style:style style:name="P11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a7a9e" officeooo:paragraph-rsid="011fed65" style:font-style-asian="normal" style:font-weight-asian="normal" style:font-style-complex="normal" style:font-weight-complex="normal"/>
    </style:style>
    <style:style style:name="P11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4b5a1" officeooo:paragraph-rsid="0104b5a1" style:font-style-asian="normal" style:font-weight-asian="normal" style:font-style-complex="normal" style:font-weight-complex="normal"/>
    </style:style>
    <style:style style:name="P11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4b5a1" officeooo:paragraph-rsid="01123d66" style:font-style-asian="normal" style:font-weight-asian="normal" style:font-style-complex="normal" style:font-weight-complex="normal"/>
    </style:style>
    <style:style style:name="P11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e89d1" officeooo:paragraph-rsid="010e89d1" style:font-style-asian="normal" style:font-weight-asian="normal" style:font-style-complex="normal" style:font-weight-complex="normal"/>
    </style:style>
    <style:style style:name="P11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1468e1" officeooo:paragraph-rsid="011468e1" style:font-style-asian="normal" style:font-weight-asian="normal" style:font-style-complex="normal" style:font-weight-complex="normal"/>
    </style:style>
    <style:style style:name="P12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123d66" officeooo:paragraph-rsid="01105100" style:font-style-asian="normal" style:font-weight-asian="normal" style:font-style-complex="normal" style:font-weight-complex="normal"/>
    </style:style>
    <style:style style:name="P12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123d66" officeooo:paragraph-rsid="01123d66" style:font-style-asian="normal" style:font-weight-asian="normal" style:font-style-complex="normal" style:font-weight-complex="normal"/>
    </style:style>
    <style:style style:name="P12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1a8b6" officeooo:paragraph-rsid="0101a8b6" style:font-style-asian="normal" style:font-weight-asian="normal" style:font-style-complex="normal" style:font-weight-complex="normal"/>
    </style:style>
    <style:style style:name="P12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40142" officeooo:paragraph-rsid="0101a8b6" style:font-style-asian="normal" style:font-weight-asian="normal" style:font-style-complex="normal" style:font-weight-complex="normal"/>
    </style:style>
    <style:style style:name="P12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fd85e" officeooo:paragraph-rsid="010fd85e" style:font-style-asian="normal" style:font-weight-asian="normal" style:font-style-complex="normal" style:font-weight-complex="normal"/>
    </style:style>
    <style:style style:name="P12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6285e" officeooo:paragraph-rsid="0106285e" style:font-style-asian="normal" style:font-weight-asian="normal" style:font-style-complex="normal" style:font-weight-complex="normal"/>
    </style:style>
    <style:style style:name="P12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69f6e" officeooo:paragraph-rsid="01069f6e" style:font-style-asian="normal" style:font-weight-asian="normal" style:font-style-complex="normal" style:font-weight-complex="normal"/>
    </style:style>
    <style:style style:name="P12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7a534" officeooo:paragraph-rsid="0107a534" style:font-style-asian="normal" style:font-weight-asian="normal" style:font-style-complex="normal" style:font-weight-complex="normal"/>
    </style:style>
    <style:style style:name="P12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0cc5ea" officeooo:paragraph-rsid="010cc5ea" style:font-style-asian="normal" style:font-weight-asian="normal" style:font-style-complex="normal" style:font-weight-complex="normal"/>
    </style:style>
    <style:style style:name="P12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1d97ad" officeooo:paragraph-rsid="011d97ad" style:font-style-asian="normal" style:font-weight-asian="normal" style:font-style-complex="normal" style:font-weight-complex="normal"/>
    </style:style>
    <style:style style:name="P13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1fed65" officeooo:paragraph-rsid="011fed65" style:font-style-asian="normal" style:font-weight-asian="normal" style:font-style-complex="normal" style:font-weight-complex="normal"/>
    </style:style>
    <style:style style:name="P13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22846b" officeooo:paragraph-rsid="0122846b" style:font-style-asian="normal" style:font-weight-asian="normal" style:font-style-complex="normal" style:font-weight-complex="normal"/>
    </style:style>
    <style:style style:name="P13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22846b" officeooo:paragraph-rsid="01263291" style:font-style-asian="normal" style:font-weight-asian="normal" style:font-style-complex="normal" style:font-weight-complex="normal"/>
    </style:style>
    <style:style style:name="P13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1263291" officeooo:paragraph-rsid="01263291" style:font-style-asian="normal" style:font-weight-asian="normal" style:font-style-complex="normal" style:font-weight-complex="normal"/>
    </style:style>
    <style:style style:name="P13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9fb722" officeooo:paragraph-rsid="009fb722" style:font-weight-asian="bold" style:font-weight-complex="bold"/>
    </style:style>
    <style:style style:name="P13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28350" officeooo:paragraph-rsid="00b28350" style:font-weight-asian="bold" style:font-weight-complex="bold"/>
    </style:style>
    <style:style style:name="P13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ee647" officeooo:paragraph-rsid="00bee647" style:font-weight-asian="bold" style:font-weight-complex="bold"/>
    </style:style>
    <style:style style:name="P13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c300bf" officeooo:paragraph-rsid="00c300bf" style:font-weight-asian="bold" style:font-weight-complex="bold"/>
    </style:style>
    <style:style style:name="P13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2bf3b" officeooo:paragraph-rsid="00d2bf3b" style:font-weight-asian="bold" style:font-weight-complex="bold"/>
    </style:style>
    <style:style style:name="P13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6f1cf" officeooo:paragraph-rsid="00d6f1cf" style:font-weight-asian="bold" style:font-weight-complex="bold"/>
    </style:style>
    <style:style style:name="P14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993f7" officeooo:paragraph-rsid="00d993f7" style:font-weight-asian="bold" style:font-weight-complex="bold"/>
    </style:style>
    <style:style style:name="P14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e9b145" officeooo:paragraph-rsid="00e9b145" style:font-style-asian="normal" style:font-weight-asian="bold" style:font-style-complex="normal" style:font-weight-complex="bold"/>
    </style:style>
    <style:style style:name="P14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1a8b6" officeooo:paragraph-rsid="0101a8b6" style:font-style-asian="normal" style:font-weight-asian="bold" style:font-style-complex="normal" style:font-weight-complex="bold"/>
    </style:style>
    <style:style style:name="P14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105100" officeooo:paragraph-rsid="01105100" style:font-style-asian="normal" style:font-weight-asian="bold" style:font-style-complex="normal" style:font-weight-complex="bold"/>
    </style:style>
    <style:style style:name="P14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123d66" officeooo:paragraph-rsid="01123d66" style:font-style-asian="normal" style:font-weight-asian="bold" style:font-style-complex="normal" style:font-weight-complex="bold"/>
    </style:style>
    <style:style style:name="P14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66c09" officeooo:paragraph-rsid="01066c09" style:font-style-asian="normal" style:font-weight-asian="bold" style:font-style-complex="normal" style:font-weight-complex="bold"/>
    </style:style>
    <style:style style:name="P14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69f6e" officeooo:paragraph-rsid="01069f6e" style:font-style-asian="normal" style:font-weight-asian="bold" style:font-style-complex="normal" style:font-weight-complex="bold"/>
    </style:style>
    <style:style style:name="P14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7a534" officeooo:paragraph-rsid="0107a534" style:font-style-asian="normal" style:font-weight-asian="bold" style:font-style-complex="normal" style:font-weight-complex="bold"/>
    </style:style>
    <style:style style:name="P14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cc5ea" officeooo:paragraph-rsid="010cc5ea" style:font-style-asian="normal" style:font-weight-asian="bold" style:font-style-complex="normal" style:font-weight-complex="bold"/>
    </style:style>
    <style:style style:name="P14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10873b0" officeooo:paragraph-rsid="010873b0" style:font-style-asian="normal" style:font-weight-asian="bold" style:font-style-complex="normal" style:font-weight-complex="bold"/>
    </style:style>
    <style:style style:name="P15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officeooo:rsid="00a61c99" officeooo:paragraph-rsid="00a4b53c"/>
    </style:style>
    <style:style style:name="P15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italic" fo:font-weight="normal" officeooo:rsid="00bee647" officeooo:paragraph-rsid="00bee647" style:font-style-asian="italic" style:font-weight-asian="normal" style:font-style-complex="italic" style:font-weight-complex="normal"/>
    </style:style>
    <style:style style:name="P152" style:family="paragraph" style:parent-style-name="Standard">
      <style:paragraph-properties fo:margin-left="0cm" fo:margin-right="0cm" fo:text-indent="0cm" style:auto-text-indent="false"/>
      <style:text-properties officeooo:paragraph-rsid="009911b1"/>
    </style:style>
    <style:style style:name="P153" style:family="paragraph" style:parent-style-name="Standard">
      <style:paragraph-properties fo:margin-left="0cm" fo:margin-right="0cm" fo:text-indent="0cm" style:auto-text-indent="false"/>
      <style:text-properties officeooo:paragraph-rsid="009fb722"/>
    </style:style>
    <style:style style:name="P154" style:family="paragraph" style:parent-style-name="Standard">
      <style:paragraph-properties fo:margin-left="0cm" fo:margin-right="0cm" fo:text-indent="0cm" style:auto-text-indent="false"/>
      <style:text-properties officeooo:paragraph-rsid="00a4b53c"/>
    </style:style>
    <style:style style:name="P155" style:family="paragraph" style:parent-style-name="Standard">
      <style:paragraph-properties fo:margin-left="0cm" fo:margin-right="0cm" fo:text-indent="0cm" style:auto-text-indent="false"/>
      <style:text-properties officeooo:paragraph-rsid="00aa6f92"/>
    </style:style>
    <style:style style:name="P156" style:family="paragraph" style:parent-style-name="Standard">
      <style:paragraph-properties fo:margin-left="0cm" fo:margin-right="0cm" fo:text-indent="0cm" style:auto-text-indent="false"/>
      <style:text-properties officeooo:paragraph-rsid="00acac10"/>
    </style:style>
    <style:style style:name="P157" style:family="paragraph" style:parent-style-name="Standard">
      <style:paragraph-properties fo:margin-left="0cm" fo:margin-right="0cm" fo:text-indent="0cm" style:auto-text-indent="false"/>
      <style:text-properties officeooo:rsid="00acac10" officeooo:paragraph-rsid="00acac10"/>
    </style:style>
    <style:style style:name="P158" style:family="paragraph" style:parent-style-name="Standard">
      <style:paragraph-properties fo:margin-left="0cm" fo:margin-right="0cm" fo:text-indent="0cm" style:auto-text-indent="false"/>
      <style:text-properties officeooo:paragraph-rsid="0036d3bf"/>
    </style:style>
    <style:style style:name="P159" style:family="paragraph" style:parent-style-name="Standard">
      <style:paragraph-properties fo:margin-left="0cm" fo:margin-right="0cm" fo:text-indent="0cm" style:auto-text-indent="false"/>
      <style:text-properties officeooo:paragraph-rsid="00ba299c"/>
    </style:style>
    <style:style style:name="P160" style:family="paragraph" style:parent-style-name="Standard">
      <style:paragraph-properties fo:margin-left="0cm" fo:margin-right="0cm" fo:text-indent="0cm" style:auto-text-indent="false"/>
      <style:text-properties officeooo:rsid="00ba7853" officeooo:paragraph-rsid="00ba7853"/>
    </style:style>
    <style:style style:name="P161" style:family="paragraph" style:parent-style-name="Standard">
      <style:paragraph-properties fo:margin-left="0cm" fo:margin-right="0cm" fo:text-indent="0cm" style:auto-text-indent="false"/>
      <style:text-properties officeooo:rsid="00bd547b" officeooo:paragraph-rsid="00bd547b"/>
    </style:style>
    <style:style style:name="P162" style:family="paragraph" style:parent-style-name="Standard">
      <style:paragraph-properties fo:margin-left="0cm" fo:margin-right="0cm" fo:text-indent="0cm" style:auto-text-indent="false"/>
      <style:text-properties fo:font-weight="bold" officeooo:rsid="00c93582" officeooo:paragraph-rsid="00c93582" style:font-weight-asian="bold" style:font-weight-complex="bold"/>
    </style:style>
    <style:style style:name="P163" style:family="paragraph" style:parent-style-name="Standard">
      <style:paragraph-properties fo:margin-left="0cm" fo:margin-right="0cm" fo:text-indent="0cm" style:auto-text-indent="false"/>
      <style:text-properties fo:font-weight="bold" officeooo:rsid="00bee647" officeooo:paragraph-rsid="00bee647" style:font-weight-asian="bold" style:font-weight-complex="bold"/>
    </style:style>
    <style:style style:name="P164" style:family="paragraph" style:parent-style-name="Standard">
      <style:paragraph-properties fo:margin-left="0cm" fo:margin-right="0cm" fo:text-indent="0cm" style:auto-text-indent="false"/>
      <style:text-properties fo:font-weight="bold" officeooo:rsid="010172fd" officeooo:paragraph-rsid="010172fd" style:font-weight-asian="bold" style:font-weight-complex="bold"/>
    </style:style>
    <style:style style:name="P165" style:family="paragraph" style:parent-style-name="Standard">
      <style:paragraph-properties fo:margin-left="0cm" fo:margin-right="0cm" fo:text-indent="0cm" style:auto-text-indent="false"/>
      <style:text-properties fo:font-weight="bold" officeooo:rsid="0101a8b6" officeooo:paragraph-rsid="0101a8b6" style:font-weight-asian="bold" style:font-weight-complex="bold"/>
    </style:style>
    <style:style style:name="P166" style:family="paragraph" style:parent-style-name="Standard">
      <style:paragraph-properties fo:margin-left="0cm" fo:margin-right="0cm" fo:text-indent="0cm" style:auto-text-indent="false"/>
      <style:text-properties fo:font-weight="bold" officeooo:rsid="010e3f30" officeooo:paragraph-rsid="010e3f30" style:font-weight-asian="bold" style:font-weight-complex="bold"/>
    </style:style>
    <style:style style:name="P167" style:family="paragraph" style:parent-style-name="Standard">
      <style:paragraph-properties fo:margin-left="0cm" fo:margin-right="0cm" fo:text-indent="0cm" style:auto-text-indent="false"/>
      <style:text-properties fo:font-weight="bold" officeooo:rsid="010fd85e" officeooo:paragraph-rsid="010fd85e" style:font-weight-asian="bold" style:font-weight-complex="bold"/>
    </style:style>
    <style:style style:name="P168" style:family="paragraph" style:parent-style-name="Standard">
      <style:paragraph-properties fo:margin-left="0cm" fo:margin-right="0cm" fo:text-indent="0cm" style:auto-text-indent="false"/>
      <style:text-properties fo:font-weight="bold" officeooo:rsid="011b1215" officeooo:paragraph-rsid="011b1215" style:font-weight-asian="bold" style:font-weight-complex="bold"/>
    </style:style>
    <style:style style:name="P169" style:family="paragraph" style:parent-style-name="Standard">
      <style:paragraph-properties fo:margin-left="0cm" fo:margin-right="0cm" fo:text-indent="0cm" style:auto-text-indent="false"/>
      <style:text-properties fo:font-weight="normal" officeooo:rsid="00bee647" officeooo:paragraph-rsid="00bee647" style:font-weight-asian="normal" style:font-weight-complex="normal"/>
    </style:style>
    <style:style style:name="P170" style:family="paragraph" style:parent-style-name="Standard">
      <style:paragraph-properties fo:margin-left="0cm" fo:margin-right="0cm" fo:text-indent="0cm" style:auto-text-indent="false"/>
      <style:text-properties fo:font-weight="normal" officeooo:rsid="00bee647" officeooo:paragraph-rsid="00c2a72a" style:font-weight-asian="normal" style:font-weight-complex="normal"/>
    </style:style>
    <style:style style:name="P171" style:family="paragraph" style:parent-style-name="Standard">
      <style:paragraph-properties fo:margin-left="0cm" fo:margin-right="0cm" fo:text-indent="0cm" style:auto-text-indent="false"/>
      <style:text-properties fo:font-weight="normal" officeooo:rsid="00cbcab7" officeooo:paragraph-rsid="00cbcab7" style:font-weight-asian="normal" style:font-weight-complex="normal"/>
    </style:style>
    <style:style style:name="P172" style:family="paragraph" style:parent-style-name="Standard">
      <style:paragraph-properties fo:margin-left="0cm" fo:margin-right="0cm" fo:text-indent="0cm" style:auto-text-indent="false"/>
      <style:text-properties fo:font-weight="normal" officeooo:rsid="0101a8b6" officeooo:paragraph-rsid="0101a8b6" style:font-weight-asian="normal" style:font-weight-complex="normal"/>
    </style:style>
    <style:style style:name="P173" style:family="paragraph" style:parent-style-name="Standard">
      <style:paragraph-properties fo:margin-left="0cm" fo:margin-right="0cm" fo:text-indent="0cm" style:auto-text-indent="false"/>
      <style:text-properties fo:font-weight="normal" officeooo:rsid="01066c09" officeooo:paragraph-rsid="01066c09" style:font-weight-asian="normal" style:font-weight-complex="normal"/>
    </style:style>
    <style:style style:name="P174" style:family="paragraph" style:parent-style-name="Standard">
      <style:paragraph-properties fo:margin-left="0cm" fo:margin-right="0cm" fo:text-indent="0cm" style:auto-text-indent="false"/>
      <style:text-properties fo:font-weight="normal" officeooo:rsid="010873b0" officeooo:paragraph-rsid="010873b0" style:font-weight-asian="normal" style:font-weight-complex="normal"/>
    </style:style>
    <style:style style:name="P175" style:family="paragraph" style:parent-style-name="Standard">
      <style:paragraph-properties fo:margin-left="0cm" fo:margin-right="0cm" fo:text-indent="0cm" style:auto-text-indent="false"/>
      <style:text-properties fo:font-weight="normal" officeooo:rsid="010e89d1" officeooo:paragraph-rsid="010e89d1" style:font-weight-asian="normal" style:font-weight-complex="normal"/>
    </style:style>
    <style:style style:name="P176" style:family="paragraph" style:parent-style-name="Standard">
      <style:paragraph-properties fo:margin-left="0cm" fo:margin-right="0cm" fo:text-indent="0cm" style:auto-text-indent="false"/>
      <style:text-properties fo:font-weight="normal" officeooo:rsid="01105100" officeooo:paragraph-rsid="01105100" style:font-weight-asian="normal" style:font-weight-complex="normal"/>
    </style:style>
    <style:style style:name="P177" style:family="paragraph" style:parent-style-name="Standard">
      <style:paragraph-properties fo:margin-left="0cm" fo:margin-right="0cm" fo:text-indent="0cm" style:auto-text-indent="false"/>
      <style:text-properties fo:font-weight="normal" officeooo:rsid="011b1215" officeooo:paragraph-rsid="011b1215" style:font-weight-asian="normal" style:font-weight-complex="normal"/>
    </style:style>
    <style:style style:name="P178" style:family="paragraph" style:parent-style-name="Standard">
      <style:paragraph-properties fo:margin-left="0cm" fo:margin-right="0cm" fo:text-indent="0cm" style:auto-text-indent="false"/>
      <style:text-properties officeooo:paragraph-rsid="00d993f7"/>
    </style:style>
    <style:style style:name="P179" style:family="paragraph" style:parent-style-name="Standard">
      <style:paragraph-properties fo:margin-left="0cm" fo:margin-right="0cm" fo:text-indent="0cm" style:auto-text-indent="false"/>
      <style:text-properties officeooo:paragraph-rsid="00dfa34e"/>
    </style:style>
    <style:style style:name="P180" style:family="paragraph" style:parent-style-name="Standard">
      <style:paragraph-properties fo:margin-left="0cm" fo:margin-right="0cm" fo:text-indent="0cm" style:auto-text-indent="false"/>
      <style:text-properties officeooo:paragraph-rsid="00d616a7"/>
    </style:style>
    <style:style style:name="P181" style:family="paragraph" style:parent-style-name="Standard">
      <style:paragraph-properties fo:margin-left="0cm" fo:margin-right="0cm" fo:text-indent="0cm" style:auto-text-indent="false"/>
      <style:text-properties officeooo:rsid="00e6b7eb" officeooo:paragraph-rsid="00e6b7eb"/>
    </style:style>
    <style:style style:name="P182" style:family="paragraph" style:parent-style-name="Standard">
      <style:paragraph-properties fo:margin-left="0cm" fo:margin-right="0cm" fo:text-indent="0cm" style:auto-text-indent="false"/>
      <style:text-properties officeooo:paragraph-rsid="00e6b7eb"/>
    </style:style>
    <style:style style:name="P183" style:family="paragraph" style:parent-style-name="Standard">
      <style:paragraph-properties fo:margin-left="0cm" fo:margin-right="0cm" fo:text-indent="0cm" style:auto-text-indent="false"/>
      <style:text-properties fo:font-style="normal" officeooo:rsid="00dc2ec5" officeooo:paragraph-rsid="00dc2ec5" style:font-style-asian="normal" style:font-style-complex="normal"/>
    </style:style>
    <style:style style:name="P184" style:family="paragraph" style:parent-style-name="Standard">
      <style:paragraph-properties fo:margin-left="0cm" fo:margin-right="0cm" fo:text-indent="0cm" style:auto-text-indent="false"/>
      <style:text-properties fo:font-style="normal" fo:font-weight="normal" officeooo:rsid="00eb8839" officeooo:paragraph-rsid="00eb8839" style:font-style-asian="normal" style:font-weight-asian="normal" style:font-style-complex="normal" style:font-weight-complex="normal"/>
    </style:style>
    <style:style style:name="P185" style:family="paragraph" style:parent-style-name="Standard">
      <style:paragraph-properties fo:margin-left="0cm" fo:margin-right="0cm" fo:text-indent="0cm" style:auto-text-indent="false"/>
      <style:text-properties officeooo:paragraph-rsid="00f24e34"/>
    </style:style>
    <style:style style:name="P186" style:family="paragraph" style:parent-style-name="Standard">
      <style:paragraph-properties fo:margin-left="0cm" fo:margin-right="0cm" fo:text-indent="0cm" style:auto-text-indent="false"/>
      <style:text-properties officeooo:paragraph-rsid="00f49204"/>
    </style:style>
    <style:style style:name="P187" style:family="paragraph" style:parent-style-name="Standard">
      <style:paragraph-properties fo:margin-left="0cm" fo:margin-right="0cm" fo:text-indent="0cm" style:auto-text-indent="false"/>
      <style:text-properties officeooo:rsid="00f75905" officeooo:paragraph-rsid="00f75905"/>
    </style:style>
    <style:style style:name="P188" style:family="paragraph" style:parent-style-name="Standard">
      <style:paragraph-properties fo:margin-left="0cm" fo:margin-right="0cm" fo:text-indent="0cm" style:auto-text-indent="false"/>
      <style:text-properties officeooo:rsid="00f93ddc" officeooo:paragraph-rsid="00f9a66e"/>
    </style:style>
    <style:style style:name="P189" style:family="paragraph" style:parent-style-name="Standard">
      <style:paragraph-properties fo:margin-left="0cm" fo:margin-right="0cm" fo:text-indent="0cm" style:auto-text-indent="false"/>
      <style:text-properties officeooo:rsid="00faffce" officeooo:paragraph-rsid="00faffce"/>
    </style:style>
    <style:style style:name="P190" style:family="paragraph" style:parent-style-name="Standard">
      <style:paragraph-properties fo:margin-left="0cm" fo:margin-right="0cm" fo:text-indent="0cm" style:auto-text-indent="false"/>
      <style:text-properties officeooo:paragraph-rsid="00f7bdf5"/>
    </style:style>
    <style:style style:name="P191" style:family="paragraph" style:parent-style-name="Standard">
      <style:paragraph-properties fo:margin-left="0cm" fo:margin-right="0cm" fo:text-indent="0cm" style:auto-text-indent="false"/>
      <style:text-properties officeooo:paragraph-rsid="00ff26bc"/>
    </style:style>
    <style:style style:name="P192" style:family="paragraph" style:parent-style-name="Standard">
      <style:paragraph-properties fo:margin-left="0cm" fo:margin-right="0cm" fo:text-indent="0cm" style:auto-text-indent="false"/>
      <style:text-properties officeooo:rsid="010172fd" officeooo:paragraph-rsid="010172fd"/>
    </style:style>
    <style:style style:name="P193" style:family="paragraph" style:parent-style-name="Standard">
      <style:paragraph-properties fo:margin-left="0cm" fo:margin-right="0cm" fo:text-indent="0cm" style:auto-text-indent="false"/>
      <style:text-properties officeooo:paragraph-rsid="011fed65"/>
    </style:style>
    <style:style style:name="P194" style:family="paragraph" style:parent-style-name="Standard">
      <style:paragraph-properties fo:margin-left="0cm" fo:margin-right="0cm" fo:text-indent="0cm" style:auto-text-indent="false"/>
      <style:text-properties officeooo:paragraph-rsid="0122846b"/>
    </style:style>
    <style:style style:name="P195" style:family="paragraph" style:parent-style-name="Standard">
      <style:paragraph-properties fo:margin-left="0cm" fo:margin-right="0cm" fo:text-indent="0cm" style:auto-text-indent="false"/>
      <style:text-properties officeooo:paragraph-rsid="01263291"/>
    </style:style>
    <style:style style:name="P196" style:family="paragraph" style:parent-style-name="Standard">
      <style:paragraph-properties fo:margin-left="0cm" fo:margin-right="0cm" fo:text-indent="0cm" style:auto-text-indent="false"/>
      <style:text-properties officeooo:paragraph-rsid="01283e03"/>
    </style:style>
    <style:style style:name="P197"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198"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199"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200"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201"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202"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203" style:family="paragraph" style:parent-style-name="Standard">
      <style:paragraph-properties fo:margin-left="0.72cm" fo:margin-right="0cm" fo:text-indent="0cm" style:auto-text-indent="false"/>
      <style:text-properties style:font-name="Liberation Serif" officeooo:paragraph-rsid="005ee367"/>
    </style:style>
    <style:style style:name="P204"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205" style:family="paragraph" style:parent-style-name="Standard">
      <style:paragraph-properties fo:margin-left="0.72cm" fo:margin-right="0cm" fo:text-indent="0cm" style:auto-text-indent="false"/>
      <style:text-properties style:font-name="Liberation Serif" officeooo:paragraph-rsid="00664652"/>
    </style:style>
    <style:style style:name="P206"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207"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style:text-position="super 58%" style:font-name="Liberation Serif" fo:font-weight="bold" officeooo:rsid="0036d3bf" style:font-weight-asian="bold" style:font-weight-complex="bold"/>
    </style:style>
    <style:style style:name="T21" style:family="text">
      <style:text-properties style:text-position="super 58%" officeooo:rsid="012a17e1"/>
    </style:style>
    <style:style style:name="T22" style:family="text">
      <style:text-properties fo:font-weight="normal" style:font-weight-asian="normal" style:font-weight-complex="normal"/>
    </style:style>
    <style:style style:name="T23" style:family="text">
      <style:text-properties fo:font-weight="normal" officeooo:rsid="00315db7" style:font-weight-asian="normal" style:font-weight-complex="normal"/>
    </style:style>
    <style:style style:name="T24" style:family="text">
      <style:text-properties fo:font-weight="normal" officeooo:rsid="0032790e" style:font-weight-asian="normal" style:font-weight-complex="normal"/>
    </style:style>
    <style:style style:name="T25" style:family="text">
      <style:text-properties fo:font-weight="normal" officeooo:rsid="0034d4fa" style:font-weight-asian="normal" style:font-weight-complex="normal"/>
    </style:style>
    <style:style style:name="T26" style:family="text">
      <style:text-properties fo:font-weight="normal" officeooo:rsid="0038c786" style:font-weight-asian="normal" style:font-weight-complex="normal"/>
    </style:style>
    <style:style style:name="T27" style:family="text">
      <style:text-properties fo:font-weight="normal" officeooo:rsid="0036d3bf" style:font-weight-asian="normal" style:font-weight-complex="normal"/>
    </style:style>
    <style:style style:name="T28" style:family="text">
      <style:text-properties fo:font-weight="normal" officeooo:rsid="003aabce" style:font-weight-asian="normal" style:font-weight-complex="normal"/>
    </style:style>
    <style:style style:name="T29" style:family="text">
      <style:text-properties fo:font-weight="normal" officeooo:rsid="003cbf38" style:font-weight-asian="normal" style:font-weight-complex="normal"/>
    </style:style>
    <style:style style:name="T30" style:family="text">
      <style:text-properties fo:font-weight="normal" officeooo:rsid="003db462" style:font-weight-asian="normal" style:font-weight-complex="normal"/>
    </style:style>
    <style:style style:name="T31" style:family="text">
      <style:text-properties fo:font-weight="normal" officeooo:rsid="003f39d6" style:font-weight-asian="normal" style:font-weight-complex="normal"/>
    </style:style>
    <style:style style:name="T32" style:family="text">
      <style:text-properties fo:font-weight="normal" officeooo:rsid="003f655c" style:font-weight-asian="normal" style:font-weight-complex="normal"/>
    </style:style>
    <style:style style:name="T33" style:family="text">
      <style:text-properties fo:font-weight="normal" officeooo:rsid="004137f3" style:font-weight-asian="normal" style:font-weight-complex="normal"/>
    </style:style>
    <style:style style:name="T34" style:family="text">
      <style:text-properties fo:font-weight="normal" officeooo:rsid="004208be" style:font-weight-asian="normal" style:font-weight-complex="normal"/>
    </style:style>
    <style:style style:name="T35" style:family="text">
      <style:text-properties fo:font-weight="normal" officeooo:rsid="00476d93" style:font-weight-asian="normal" style:font-weight-complex="normal"/>
    </style:style>
    <style:style style:name="T36" style:family="text">
      <style:text-properties fo:font-weight="normal" officeooo:rsid="0048a51b" style:font-weight-asian="normal" style:font-weight-complex="normal"/>
    </style:style>
    <style:style style:name="T37" style:family="text">
      <style:text-properties fo:font-weight="normal" officeooo:rsid="003c02c3" style:font-weight-asian="normal" style:font-weight-complex="normal"/>
    </style:style>
    <style:style style:name="T38" style:family="text">
      <style:text-properties fo:font-weight="normal" officeooo:rsid="004d2176" style:font-weight-asian="normal" style:font-weight-complex="normal"/>
    </style:style>
    <style:style style:name="T39" style:family="text">
      <style:text-properties fo:font-weight="normal" officeooo:rsid="004ec085" style:font-weight-asian="normal" style:font-weight-complex="normal"/>
    </style:style>
    <style:style style:name="T40" style:family="text">
      <style:text-properties fo:font-weight="normal" officeooo:rsid="0050a5ab" style:font-weight-asian="normal" style:font-weight-complex="normal"/>
    </style:style>
    <style:style style:name="T41" style:family="text">
      <style:text-properties fo:font-weight="normal" officeooo:rsid="005359f9" style:font-weight-asian="normal" style:font-weight-complex="normal"/>
    </style:style>
    <style:style style:name="T42" style:family="text">
      <style:text-properties fo:font-weight="normal" officeooo:rsid="00544c46" style:font-weight-asian="normal" style:font-weight-complex="normal"/>
    </style:style>
    <style:style style:name="T43" style:family="text">
      <style:text-properties fo:font-weight="normal" officeooo:rsid="0054ca93" style:font-weight-asian="normal" style:font-weight-complex="normal"/>
    </style:style>
    <style:style style:name="T44" style:family="text">
      <style:text-properties fo:font-weight="normal" officeooo:rsid="00551489" style:font-weight-asian="normal" style:font-weight-complex="normal"/>
    </style:style>
    <style:style style:name="T45" style:family="text">
      <style:text-properties fo:font-weight="normal" officeooo:rsid="0055fc0b" style:font-weight-asian="normal" style:font-weight-complex="normal"/>
    </style:style>
    <style:style style:name="T46" style:family="text">
      <style:text-properties fo:font-weight="normal" officeooo:rsid="00570b3b" style:font-weight-asian="normal" style:font-weight-complex="normal"/>
    </style:style>
    <style:style style:name="T47" style:family="text">
      <style:text-properties fo:font-weight="normal" officeooo:rsid="006d053c" style:font-weight-asian="normal" style:font-weight-complex="normal"/>
    </style:style>
    <style:style style:name="T48" style:family="text">
      <style:text-properties fo:font-weight="normal" officeooo:rsid="00705343" style:font-weight-asian="normal" style:font-weight-complex="normal"/>
    </style:style>
    <style:style style:name="T49" style:family="text">
      <style:text-properties fo:font-weight="normal" officeooo:rsid="00759d83" style:font-weight-asian="normal" style:font-weight-complex="normal"/>
    </style:style>
    <style:style style:name="T50" style:family="text">
      <style:text-properties fo:font-weight="normal" officeooo:rsid="007715de" style:font-weight-asian="normal" style:font-weight-complex="normal"/>
    </style:style>
    <style:style style:name="T51" style:family="text">
      <style:text-properties fo:font-weight="normal" officeooo:rsid="007818c0" style:font-weight-asian="normal" style:font-weight-complex="normal"/>
    </style:style>
    <style:style style:name="T52" style:family="text">
      <style:text-properties fo:font-weight="normal" officeooo:rsid="0079b913" style:font-weight-asian="normal" style:font-weight-complex="normal"/>
    </style:style>
    <style:style style:name="T53" style:family="text">
      <style:text-properties fo:font-weight="normal" officeooo:rsid="0074611a" style:font-weight-asian="normal" style:font-weight-complex="normal"/>
    </style:style>
    <style:style style:name="T54" style:family="text">
      <style:text-properties fo:font-weight="normal" officeooo:rsid="008096a7" style:font-weight-asian="normal" style:font-weight-complex="normal"/>
    </style:style>
    <style:style style:name="T55" style:family="text">
      <style:text-properties fo:font-weight="normal" officeooo:rsid="00822964" style:font-weight-asian="normal" style:font-weight-complex="normal"/>
    </style:style>
    <style:style style:name="T56" style:family="text">
      <style:text-properties fo:font-weight="normal" officeooo:rsid="0095e800" style:font-weight-asian="normal" style:font-weight-complex="normal"/>
    </style:style>
    <style:style style:name="T57" style:family="text">
      <style:text-properties fo:font-weight="normal" officeooo:rsid="00996fe4" style:font-weight-asian="normal" style:font-weight-complex="normal"/>
    </style:style>
    <style:style style:name="T58" style:family="text">
      <style:text-properties fo:font-weight="normal" officeooo:rsid="0099e811" style:font-weight-asian="normal" style:font-weight-complex="normal"/>
    </style:style>
    <style:style style:name="T59" style:family="text">
      <style:text-properties officeooo:rsid="0048a51b"/>
    </style:style>
    <style:style style:name="T60" style:family="text">
      <style:text-properties officeooo:rsid="0049a164"/>
    </style:style>
    <style:style style:name="T61" style:family="text">
      <style:text-properties officeooo:rsid="00517ce0"/>
    </style:style>
    <style:style style:name="T62" style:family="text">
      <style:text-properties officeooo:rsid="0051831c"/>
    </style:style>
    <style:style style:name="T63" style:family="text">
      <style:text-properties officeooo:rsid="005a6017"/>
    </style:style>
    <style:style style:name="T64" style:family="text">
      <style:text-properties officeooo:rsid="005c0fc0"/>
    </style:style>
    <style:style style:name="T65" style:family="text">
      <style:text-properties officeooo:rsid="005d22e1"/>
    </style:style>
    <style:style style:name="T66" style:family="text">
      <style:text-properties officeooo:rsid="005e8578"/>
    </style:style>
    <style:style style:name="T67" style:family="text">
      <style:text-properties officeooo:rsid="005ee367"/>
    </style:style>
    <style:style style:name="T68" style:family="text">
      <style:text-properties officeooo:rsid="0060b6ec"/>
    </style:style>
    <style:style style:name="T69" style:family="text">
      <style:text-properties officeooo:rsid="006292c9"/>
    </style:style>
    <style:style style:name="T70" style:family="text">
      <style:text-properties officeooo:rsid="00648d28"/>
    </style:style>
    <style:style style:name="T71" style:family="text">
      <style:text-properties officeooo:rsid="00664652"/>
    </style:style>
    <style:style style:name="T72" style:family="text">
      <style:text-properties officeooo:rsid="0067563b"/>
    </style:style>
    <style:style style:name="T73" style:family="text">
      <style:text-properties officeooo:rsid="0067a511"/>
    </style:style>
    <style:style style:name="T74" style:family="text">
      <style:text-properties fo:font-style="italic" officeooo:rsid="0067a511" style:font-style-asian="italic" style:font-style-complex="italic"/>
    </style:style>
    <style:style style:name="T75" style:family="text">
      <style:text-properties fo:font-style="italic" officeooo:rsid="0071880c" style:font-style-asian="italic" style:font-style-complex="italic"/>
    </style:style>
    <style:style style:name="T76" style:family="text">
      <style:text-properties fo:font-style="normal" officeooo:rsid="0067a511" style:font-style-asian="normal" style:font-style-complex="normal"/>
    </style:style>
    <style:style style:name="T77" style:family="text">
      <style:text-properties fo:font-style="normal" officeooo:rsid="0071880c" style:font-style-asian="normal" style:font-style-complex="normal"/>
    </style:style>
    <style:style style:name="T78" style:family="text">
      <style:text-properties officeooo:rsid="006f48ef"/>
    </style:style>
    <style:style style:name="T79" style:family="text">
      <style:text-properties officeooo:rsid="0070ee44"/>
    </style:style>
    <style:style style:name="T80" style:family="text">
      <style:text-properties officeooo:rsid="00759d83"/>
    </style:style>
    <style:style style:name="T81" style:family="text">
      <style:text-properties officeooo:rsid="0078eb8d"/>
    </style:style>
    <style:style style:name="T82" style:family="text">
      <style:text-properties officeooo:rsid="007b490d"/>
    </style:style>
    <style:style style:name="T83" style:family="text">
      <style:text-properties officeooo:rsid="0074611a"/>
    </style:style>
    <style:style style:name="T84" style:family="text">
      <style:text-properties officeooo:rsid="007e33bb"/>
    </style:style>
    <style:style style:name="T85" style:family="text">
      <style:text-properties officeooo:rsid="00855234"/>
    </style:style>
    <style:style style:name="T86" style:family="text">
      <style:text-properties officeooo:rsid="00858b28"/>
    </style:style>
    <style:style style:name="T87" style:family="text">
      <style:text-properties officeooo:rsid="0086f57e"/>
    </style:style>
    <style:style style:name="T88" style:family="text">
      <style:text-properties officeooo:rsid="008737e1"/>
    </style:style>
    <style:style style:name="T89" style:family="text">
      <style:text-properties officeooo:rsid="0088866f"/>
    </style:style>
    <style:style style:name="T90" style:family="text">
      <style:text-properties officeooo:rsid="008a373d"/>
    </style:style>
    <style:style style:name="T91" style:family="text">
      <style:text-properties officeooo:rsid="008b672c"/>
    </style:style>
    <style:style style:name="T92" style:family="text">
      <style:text-properties officeooo:rsid="008c9fe2"/>
    </style:style>
    <style:style style:name="T93" style:family="text">
      <style:text-properties officeooo:rsid="008da87e"/>
    </style:style>
    <style:style style:name="T94" style:family="text">
      <style:text-properties officeooo:rsid="00902551"/>
    </style:style>
    <style:style style:name="T95" style:family="text">
      <style:text-properties officeooo:rsid="009118dd"/>
    </style:style>
    <style:style style:name="T96" style:family="text">
      <style:text-properties officeooo:rsid="0092f3c0"/>
    </style:style>
    <style:style style:name="T97" style:family="text">
      <style:text-properties officeooo:rsid="0095c9e6"/>
    </style:style>
    <style:style style:name="T98" style:family="text">
      <style:text-properties officeooo:rsid="0095e800"/>
    </style:style>
    <style:style style:name="T99" style:family="text">
      <style:text-properties officeooo:rsid="009911b1"/>
    </style:style>
    <style:style style:name="T100" style:family="text">
      <style:text-properties fo:font-variant="normal" fo:text-transform="none" fo:color="#283041" style:font-name="Liberation Serif" fo:font-size="10.5pt" fo:letter-spacing="normal"/>
    </style:style>
    <style:style style:name="T101" style:family="text">
      <style:text-properties fo:font-variant="normal" fo:text-transform="none" fo:color="#283041" style:font-name="Liberation Serif" fo:font-size="10.5pt" fo:letter-spacing="normal" fo:font-style="normal"/>
    </style:style>
    <style:style style:name="T102"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7"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8" style:family="text">
      <style:text-properties fo:font-variant="normal" fo:text-transform="none" fo:color="#283041" style:font-name="Liberation Serif" fo:font-size="10.5pt" fo:letter-spacing="normal" fo:font-style="normal" fo:font-weight="normal" officeooo:rsid="00b79210" style:font-weight-asian="normal" style:font-weight-complex="normal"/>
    </style:style>
    <style:style style:name="T119" style:family="text">
      <style:text-properties fo:font-variant="normal" fo:text-transform="none" fo:color="#283041" style:font-name="Liberation Serif" fo:font-size="10.5pt" fo:letter-spacing="normal" fo:font-style="normal" fo:font-weight="normal" officeooo:rsid="00ba299c" style:font-weight-asian="normal" style:font-weight-complex="normal"/>
    </style:style>
    <style:style style:name="T120" style:family="text">
      <style:text-properties fo:font-variant="normal" fo:text-transform="none" fo:color="#283041" style:font-name="Liberation Serif" fo:font-size="10.5pt" fo:letter-spacing="normal" fo:font-style="normal" fo:font-weight="normal" officeooo:rsid="00ba7853" style:font-weight-asian="normal" style:font-weight-complex="normal"/>
    </style:style>
    <style:style style:name="T121" style:family="text">
      <style:text-properties fo:font-variant="normal" fo:text-transform="none" fo:color="#283041" style:font-name="Liberation Serif" fo:font-size="10.5pt" fo:letter-spacing="normal" fo:font-style="normal" fo:font-weight="normal" officeooo:rsid="00bc4f96" style:font-weight-asian="normal" style:font-weight-complex="normal"/>
    </style:style>
    <style:style style:name="T122" style:family="text">
      <style:text-properties fo:font-variant="normal" fo:text-transform="none" fo:color="#283041" style:font-name="Liberation Serif" fo:font-size="10.5pt" fo:letter-spacing="normal" fo:font-style="normal" fo:font-weight="normal" officeooo:rsid="00bd547b" style:font-weight-asian="normal" style:font-weight-complex="normal"/>
    </style:style>
    <style:style style:name="T123" style:family="text">
      <style:text-properties fo:font-variant="normal" fo:text-transform="none" fo:color="#283041" style:font-name="Liberation Serif" fo:font-size="10.5pt" fo:letter-spacing="normal" fo:font-style="normal" fo:font-weight="normal" officeooo:rsid="00d993f7" style:font-weight-asian="normal" style:font-weight-complex="normal"/>
    </style:style>
    <style:style style:name="T124" style:family="text">
      <style:text-properties fo:font-variant="normal" fo:text-transform="none" fo:color="#283041" style:font-name="Liberation Serif" fo:font-size="10.5pt" fo:letter-spacing="normal" fo:font-style="normal" fo:font-weight="normal" officeooo:rsid="00db7c8f" style:font-weight-asian="normal" style:font-weight-complex="normal"/>
    </style:style>
    <style:style style:name="T125" style:family="text">
      <style:text-properties fo:font-variant="normal" fo:text-transform="none" fo:color="#283041" style:font-name="Liberation Serif" fo:font-size="10.5pt" fo:letter-spacing="normal" fo:font-style="normal" fo:font-weight="normal" officeooo:rsid="00dfa34e" style:font-weight-asian="normal" style:font-weight-complex="normal"/>
    </style:style>
    <style:style style:name="T126" style:family="text">
      <style:text-properties fo:font-variant="normal" fo:text-transform="none" fo:color="#283041" style:font-name="Liberation Serif" fo:font-size="10.5pt" fo:letter-spacing="normal" fo:font-style="normal" fo:font-weight="normal" officeooo:rsid="00d4a18c" style:font-weight-asian="normal" style:font-weight-complex="normal"/>
    </style:style>
    <style:style style:name="T127" style:family="text">
      <style:text-properties fo:font-variant="normal" fo:text-transform="none" fo:color="#283041" style:font-name="Liberation Serif" fo:font-size="10.5pt" fo:letter-spacing="normal" fo:font-style="normal" fo:font-weight="normal" officeooo:rsid="00e18c19" style:font-weight-asian="normal" style:font-weight-complex="normal"/>
    </style:style>
    <style:style style:name="T128" style:family="text">
      <style:text-properties fo:font-variant="normal" fo:text-transform="none" fo:color="#283041" style:font-name="Liberation Serif" fo:font-size="10.5pt" fo:letter-spacing="normal" fo:font-style="normal" fo:font-weight="normal" officeooo:rsid="00d616a7" style:font-weight-asian="normal" style:font-weight-complex="normal"/>
    </style:style>
    <style:style style:name="T129" style:family="text">
      <style:text-properties fo:font-variant="normal" fo:text-transform="none" fo:color="#283041" style:font-name="Liberation Serif" fo:font-size="10.5pt" fo:letter-spacing="normal" fo:font-style="normal" fo:font-weight="normal" officeooo:rsid="00e22ba8" style:font-weight-asian="normal" style:font-weight-complex="normal"/>
    </style:style>
    <style:style style:name="T130" style:family="text">
      <style:text-properties fo:font-variant="normal" fo:text-transform="none" fo:color="#283041" style:font-name="Liberation Serif" fo:font-size="10.5pt" fo:letter-spacing="normal" fo:font-style="normal" fo:font-weight="normal" officeooo:rsid="00e50976" style:font-weight-asian="normal" style:font-weight-complex="normal"/>
    </style:style>
    <style:style style:name="T131" style:family="text">
      <style:text-properties fo:font-variant="normal" fo:text-transform="none" fo:color="#283041" style:font-name="Liberation Serif" fo:font-size="10.5pt" fo:letter-spacing="normal" fo:font-style="normal" fo:font-weight="normal" officeooo:rsid="00cfb0f7" style:font-weight-asian="normal" style:font-weight-complex="normal"/>
    </style:style>
    <style:style style:name="T132" style:family="text">
      <style:text-properties fo:font-variant="normal" fo:text-transform="none" fo:color="#283041" style:font-name="Liberation Serif" fo:font-size="10.5pt" fo:letter-spacing="normal" fo:font-style="normal" fo:font-weight="normal" officeooo:rsid="00e6b7eb" style:font-weight-asian="normal" style:font-weight-complex="normal"/>
    </style:style>
    <style:style style:name="T133" style:family="text">
      <style:text-properties fo:font-variant="normal" fo:text-transform="none" fo:color="#283041" style:font-name="Liberation Serif" fo:font-size="10.5pt" fo:letter-spacing="normal" fo:font-style="normal" fo:font-weight="normal" style:font-style-asian="normal" style:font-weight-asian="normal" style:font-style-complex="normal" style:font-weight-complex="normal"/>
    </style:style>
    <style:style style:name="T134" style:family="text">
      <style:text-properties fo:font-variant="normal" fo:text-transform="none" fo:color="#283041" style:font-name="Liberation Serif" fo:font-size="10.5pt" fo:letter-spacing="normal" fo:font-style="normal" fo:font-weight="normal" officeooo:rsid="00ee4b67" style:font-style-asian="normal" style:font-weight-asian="normal" style:font-style-complex="normal" style:font-weight-complex="normal"/>
    </style:style>
    <style:style style:name="T135" style:family="text">
      <style:text-properties fo:font-variant="normal" fo:text-transform="none" fo:color="#283041" style:font-name="Liberation Serif" fo:font-size="10.5pt" fo:letter-spacing="normal" fo:font-style="normal" fo:font-weight="normal" officeooo:rsid="00ec08e5" style:font-style-asian="normal" style:font-weight-asian="normal" style:font-style-complex="normal" style:font-weight-complex="normal"/>
    </style:style>
    <style:style style:name="T136" style:family="text">
      <style:text-properties fo:font-variant="normal" fo:text-transform="none" fo:color="#283041" style:font-name="Liberation Serif" fo:font-size="10.5pt" fo:letter-spacing="normal" fo:font-style="normal" fo:font-weight="normal" officeooo:rsid="00ed3641" style:font-style-asian="normal" style:font-weight-asian="normal" style:font-style-complex="normal" style:font-weight-complex="normal"/>
    </style:style>
    <style:style style:name="T137" style:family="text">
      <style:text-properties fo:font-variant="normal" fo:text-transform="none" fo:color="#283041" style:font-name="Liberation Serif" fo:font-size="10.5pt" fo:letter-spacing="normal" fo:font-style="normal" fo:font-weight="normal" officeooo:rsid="00ef8e82" style:font-style-asian="normal" style:font-weight-asian="normal" style:font-style-complex="normal" style:font-weight-complex="normal"/>
    </style:style>
    <style:style style:name="T138" style:family="text">
      <style:text-properties fo:font-variant="normal" fo:text-transform="none" fo:color="#283041" style:font-name="Liberation Serif" fo:font-size="10.5pt" fo:letter-spacing="normal" fo:font-style="normal" fo:font-weight="normal" officeooo:rsid="00f24e34" style:font-style-asian="normal" style:font-weight-asian="normal" style:font-style-complex="normal" style:font-weight-complex="normal"/>
    </style:style>
    <style:style style:name="T139" style:family="text">
      <style:text-properties fo:font-variant="normal" fo:text-transform="none" fo:color="#283041" style:font-name="Liberation Serif" fo:font-size="10.5pt" fo:letter-spacing="normal" fo:font-style="normal" fo:font-weight="normal" officeooo:rsid="00f4467f" style:font-style-asian="normal" style:font-weight-asian="normal" style:font-style-complex="normal" style:font-weight-complex="normal"/>
    </style:style>
    <style:style style:name="T140" style:family="text">
      <style:text-properties fo:font-variant="normal" fo:text-transform="none" fo:color="#283041" style:font-name="Liberation Serif" fo:font-size="10.5pt" fo:letter-spacing="normal" fo:font-style="normal" fo:font-weight="normal" officeooo:rsid="00f49204" style:font-style-asian="normal" style:font-weight-asian="normal" style:font-style-complex="normal" style:font-weight-complex="normal"/>
    </style:style>
    <style:style style:name="T141" style:family="text">
      <style:text-properties fo:font-variant="normal" fo:text-transform="none" fo:color="#283041" style:font-name="Liberation Serif" fo:font-size="10.5pt" fo:letter-spacing="normal" fo:font-style="normal" fo:font-weight="normal" officeooo:rsid="00f9a66e" style:font-style-asian="normal" style:font-weight-asian="normal" style:font-style-complex="normal" style:font-weight-complex="normal"/>
    </style:style>
    <style:style style:name="T142" style:family="text">
      <style:text-properties fo:font-variant="normal" fo:text-transform="none" fo:color="#283041" style:font-name="Liberation Serif" fo:font-size="10.5pt" fo:letter-spacing="normal" fo:font-style="normal" fo:font-weight="normal" officeooo:rsid="00fcca72" style:font-style-asian="normal" style:font-weight-asian="normal" style:font-style-complex="normal" style:font-weight-complex="normal"/>
    </style:style>
    <style:style style:name="T143" style:family="text">
      <style:text-properties fo:font-variant="normal" fo:text-transform="none" fo:color="#283041" style:font-name="Liberation Serif" fo:font-size="10.5pt" fo:letter-spacing="normal" fo:font-style="normal" fo:font-weight="normal" officeooo:rsid="00faffce" style:font-style-asian="normal" style:font-weight-asian="normal" style:font-style-complex="normal" style:font-weight-complex="normal"/>
    </style:style>
    <style:style style:name="T144" style:family="text">
      <style:text-properties fo:font-variant="normal" fo:text-transform="none" fo:color="#283041" style:font-name="Liberation Serif" fo:font-size="10.5pt" fo:letter-spacing="normal" fo:font-style="normal" fo:font-weight="normal" officeooo:rsid="00ff26bc" style:font-style-asian="normal" style:font-weight-asian="normal" style:font-style-complex="normal" style:font-weight-complex="normal"/>
    </style:style>
    <style:style style:name="T145" style:family="text">
      <style:text-properties fo:font-variant="normal" fo:text-transform="none" fo:color="#283041" style:font-name="Liberation Serif" fo:font-size="10.5pt" fo:letter-spacing="normal" fo:font-style="normal" fo:font-weight="normal" officeooo:rsid="00f7bdf5" style:font-style-asian="normal" style:font-weight-asian="normal" style:font-style-complex="normal" style:font-weight-complex="normal"/>
    </style:style>
    <style:style style:name="T146" style:family="text">
      <style:text-properties fo:font-variant="normal" fo:text-transform="none" fo:color="#283041" style:font-name="Liberation Serif" fo:font-size="10.5pt" fo:letter-spacing="normal" fo:font-style="normal" fo:font-weight="normal" officeooo:rsid="01012301" style:font-style-asian="normal" style:font-weight-asian="normal" style:font-style-complex="normal" style:font-weight-complex="normal"/>
    </style:style>
    <style:style style:name="T147" style:family="text">
      <style:text-properties fo:font-variant="normal" fo:text-transform="none" fo:color="#283041" style:font-name="Liberation Serif" fo:font-size="10.5pt" fo:letter-spacing="normal" fo:font-style="normal" fo:font-weight="normal" officeooo:rsid="010a7a9e" style:font-style-asian="normal" style:font-weight-asian="normal" style:font-style-complex="normal" style:font-weight-complex="normal"/>
    </style:style>
    <style:style style:name="T148" style:family="text">
      <style:text-properties fo:font-variant="normal" fo:text-transform="none" fo:color="#283041" style:font-name="Liberation Serif" fo:font-size="10.5pt" fo:letter-spacing="normal" fo:font-style="normal" fo:font-weight="normal" officeooo:rsid="011fed65" style:font-style-asian="normal" style:font-weight-asian="normal" style:font-style-complex="normal" style:font-weight-complex="normal"/>
    </style:style>
    <style:style style:name="T149" style:family="text">
      <style:text-properties fo:font-variant="normal" fo:text-transform="none" fo:color="#283041" style:font-name="Liberation Serif" fo:font-size="10.5pt" fo:letter-spacing="normal" fo:font-style="normal" fo:font-weight="normal" officeooo:rsid="01179545" style:font-style-asian="normal" style:font-weight-asian="normal" style:font-style-complex="normal" style:font-weight-complex="normal"/>
    </style:style>
    <style:style style:name="T150" style:family="text">
      <style:text-properties fo:font-variant="normal" fo:text-transform="none" fo:color="#283041" style:font-name="Liberation Serif" fo:font-size="10.5pt" fo:letter-spacing="normal" fo:font-style="normal" fo:font-weight="normal" officeooo:rsid="0122846b" style:font-style-asian="normal" style:font-weight-asian="normal" style:font-style-complex="normal" style:font-weight-complex="normal"/>
    </style:style>
    <style:style style:name="T151" style:family="text">
      <style:text-properties fo:font-variant="normal" fo:text-transform="none" fo:color="#283041" style:font-name="Liberation Serif" fo:font-size="10.5pt" fo:letter-spacing="normal" fo:font-style="normal" fo:font-weight="normal" officeooo:rsid="01246b45" style:font-style-asian="normal" style:font-weight-asian="normal" style:font-style-complex="normal" style:font-weight-complex="normal"/>
    </style:style>
    <style:style style:name="T152" style:family="text">
      <style:text-properties fo:font-variant="normal" fo:text-transform="none" fo:color="#283041" style:font-name="Liberation Serif" fo:font-size="10.5pt" fo:letter-spacing="normal" fo:font-style="normal" fo:font-weight="normal" officeooo:rsid="01263291" style:font-style-asian="normal" style:font-weight-asian="normal" style:font-style-complex="normal" style:font-weight-complex="normal"/>
    </style:style>
    <style:style style:name="T153" style:family="text">
      <style:text-properties fo:font-variant="normal" fo:text-transform="none" fo:color="#283041" style:font-name="Liberation Serif" fo:font-size="10.5pt" fo:letter-spacing="normal" fo:font-style="normal" fo:font-weight="normal" officeooo:rsid="0126fa11" style:font-style-asian="normal" style:font-weight-asian="normal" style:font-style-complex="normal" style:font-weight-complex="normal"/>
    </style:style>
    <style:style style:name="T154" style:family="text">
      <style:text-properties fo:font-variant="normal" fo:text-transform="none" fo:color="#283041" style:font-name="Liberation Serif" fo:font-size="10.5pt" fo:letter-spacing="normal" fo:font-style="normal" fo:font-weight="normal" officeooo:rsid="01283e03" style:font-style-asian="normal" style:font-weight-asian="normal" style:font-style-complex="normal" style:font-weight-complex="normal"/>
    </style:style>
    <style:style style:name="T155" style:family="text">
      <style:text-properties fo:font-variant="normal" fo:text-transform="none" fo:color="#283041" style:font-name="Liberation Serif" fo:font-size="10.5pt" fo:letter-spacing="normal" fo:font-style="normal" fo:font-weight="normal" officeooo:rsid="0129ea25" style:font-style-asian="normal" style:font-weight-asian="normal" style:font-style-complex="normal" style:font-weight-complex="normal"/>
    </style:style>
    <style:style style:name="T156"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57"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58" style:family="text">
      <style:text-properties fo:font-variant="normal" fo:text-transform="none" fo:color="#283041" style:font-name="Liberation Serif" fo:font-size="10.5pt" fo:letter-spacing="normal" fo:font-style="normal" fo:font-weight="bold" officeooo:rsid="01263291" style:font-style-asian="normal" style:font-weight-asian="bold" style:font-style-complex="normal" style:font-weight-complex="bold"/>
    </style:style>
    <style:style style:name="T159" style:family="text">
      <style:text-properties fo:font-variant="normal" fo:text-transform="none" fo:color="#283041" style:font-name="Liberation Serif" fo:font-size="10.5pt" fo:letter-spacing="normal" fo:font-style="normal" fo:font-weight="bold" officeooo:rsid="01283e03" style:font-style-asian="normal" style:font-weight-asian="bold" style:font-style-complex="normal" style:font-weight-complex="bold"/>
    </style:style>
    <style:style style:name="T160" style:family="text">
      <style:text-properties fo:font-variant="normal" fo:text-transform="none" fo:color="#283041" style:font-name="Liberation Serif" fo:font-size="10.5pt" fo:letter-spacing="normal" fo:font-style="normal" officeooo:rsid="00a56ff4"/>
    </style:style>
    <style:style style:name="T161" style:family="text">
      <style:text-properties fo:font-variant="normal" fo:text-transform="none" fo:color="#283041" style:font-name="Liberation Serif" fo:font-size="10.5pt" fo:letter-spacing="normal" fo:font-style="normal" officeooo:rsid="00a61c99"/>
    </style:style>
    <style:style style:name="T162" style:family="text">
      <style:text-properties fo:font-variant="normal" fo:text-transform="none" fo:color="#283041" style:font-name="Liberation Serif" fo:font-size="10.5pt" fo:letter-spacing="normal" fo:font-style="normal" officeooo:rsid="00aa6f92"/>
    </style:style>
    <style:style style:name="T163" style:family="text">
      <style:text-properties fo:font-variant="normal" fo:text-transform="none" fo:color="#283041" style:font-name="Liberation Serif" fo:font-size="10.5pt" fo:letter-spacing="normal" fo:font-style="normal" officeooo:rsid="00acac10"/>
    </style:style>
    <style:style style:name="T164" style:family="text">
      <style:text-properties fo:font-variant="normal" fo:text-transform="none" fo:color="#283041" style:font-name="Liberation Serif" fo:font-size="10.5pt" fo:letter-spacing="normal" fo:font-style="normal" officeooo:rsid="00c0c49c"/>
    </style:style>
    <style:style style:name="T165" style:family="text">
      <style:text-properties fo:font-variant="normal" fo:text-transform="none" fo:color="#283041" style:font-name="Liberation Serif" fo:font-size="10.5pt" fo:letter-spacing="normal" fo:font-style="normal" officeooo:rsid="00c2a72a"/>
    </style:style>
    <style:style style:name="T166" style:family="text">
      <style:text-properties fo:font-variant="normal" fo:text-transform="none" fo:color="#283041" style:font-name="Liberation Serif" fo:font-size="10.5pt" fo:letter-spacing="normal" fo:font-style="normal" officeooo:rsid="00c300bf"/>
    </style:style>
    <style:style style:name="T167" style:family="text">
      <style:text-properties fo:font-variant="normal" fo:text-transform="none" fo:color="#283041" style:font-name="Liberation Serif" fo:font-size="10.5pt" fo:letter-spacing="normal" fo:font-style="normal" officeooo:rsid="00c74f63"/>
    </style:style>
    <style:style style:name="T168" style:family="text">
      <style:text-properties fo:font-variant="normal" fo:text-transform="none" fo:color="#283041" style:font-name="Liberation Serif" fo:font-size="10.5pt" fo:letter-spacing="normal" fo:font-style="normal" officeooo:rsid="00ca76b9"/>
    </style:style>
    <style:style style:name="T169" style:family="text">
      <style:text-properties fo:font-variant="normal" fo:text-transform="none" fo:color="#283041" style:font-name="Liberation Serif" fo:font-size="10.5pt" fo:letter-spacing="normal" fo:font-style="normal" officeooo:rsid="00c71b91"/>
    </style:style>
    <style:style style:name="T170" style:family="text">
      <style:text-properties fo:font-variant="normal" fo:text-transform="none" fo:color="#283041" style:font-name="Liberation Serif" fo:font-size="10.5pt" fo:letter-spacing="normal" fo:font-style="normal" officeooo:rsid="00e22ba8"/>
    </style:style>
    <style:style style:name="T171" style:family="text">
      <style:text-properties fo:font-variant="normal" fo:text-transform="none" fo:color="#283041" style:font-name="Liberation Serif" fo:font-size="10.5pt" fo:letter-spacing="normal" fo:font-style="normal" style:font-style-asian="normal" style:font-style-complex="normal"/>
    </style:style>
    <style:style style:name="T172" style:family="text">
      <style:text-properties fo:font-variant="normal" fo:text-transform="none" fo:color="#283041" style:font-name="Liberation Serif" fo:font-size="10.5pt" fo:letter-spacing="normal" fo:font-style="normal" officeooo:rsid="00f49204" style:font-style-asian="normal" style:font-style-complex="normal"/>
    </style:style>
    <style:style style:name="T173" style:family="text">
      <style:text-properties fo:font-variant="normal" fo:text-transform="none" fo:color="#283041" style:font-name="Liberation Serif" fo:font-size="10.5pt" fo:letter-spacing="normal" fo:font-style="normal" officeooo:rsid="00fcca72" style:font-style-asian="normal" style:font-style-complex="normal"/>
    </style:style>
    <style:style style:name="T174" style:family="text">
      <style:text-properties fo:font-variant="normal" fo:text-transform="none" fo:color="#283041" style:font-name="Liberation Serif" fo:font-size="10.5pt" fo:letter-spacing="normal" fo:font-style="normal" officeooo:rsid="0102df84" style:font-style-asian="normal" style:font-style-complex="normal"/>
    </style:style>
    <style:style style:name="T175" style:family="text">
      <style:text-properties fo:font-variant="normal" fo:text-transform="none" fo:color="#283041" style:font-name="Liberation Serif" fo:font-size="10.5pt" fo:letter-spacing="normal" fo:font-style="normal" officeooo:rsid="01040142" style:font-style-asian="normal" style:font-style-complex="normal"/>
    </style:style>
    <style:style style:name="T176" style:family="text">
      <style:text-properties fo:font-variant="normal" fo:text-transform="none" fo:color="#283041" style:font-name="Liberation Serif" fo:font-size="10.5pt" fo:letter-spacing="normal" fo:font-style="normal" officeooo:rsid="010a33e2" style:font-style-asian="normal" style:font-style-complex="normal"/>
    </style:style>
    <style:style style:name="T177" style:family="text">
      <style:text-properties fo:font-variant="normal" fo:text-transform="none" fo:color="#283041" style:font-name="Liberation Serif" fo:font-size="10.5pt" fo:letter-spacing="normal" fo:font-style="normal" officeooo:rsid="010a7a9e" style:font-style-asian="normal" style:font-style-complex="normal"/>
    </style:style>
    <style:style style:name="T178" style:family="text">
      <style:text-properties fo:font-variant="normal" fo:text-transform="none" fo:color="#283041" style:font-name="Liberation Serif" fo:font-size="10.5pt" fo:letter-spacing="normal" fo:font-style="normal" officeooo:rsid="010b0a44" style:font-style-asian="normal" style:font-style-complex="normal"/>
    </style:style>
    <style:style style:name="T179" style:family="text">
      <style:text-properties fo:font-variant="normal" fo:text-transform="none" fo:color="#283041" style:font-name="Liberation Serif" fo:font-size="10.5pt" fo:letter-spacing="normal" fo:font-style="normal" officeooo:rsid="01123d66" style:font-style-asian="normal" style:font-style-complex="normal"/>
    </style:style>
    <style:style style:name="T180" style:family="text">
      <style:text-properties fo:font-variant="normal" fo:text-transform="none" fo:color="#283041" style:font-name="Liberation Serif" fo:font-size="10.5pt" fo:letter-spacing="normal" fo:font-style="normal" officeooo:rsid="01128d7b" style:font-style-asian="normal" style:font-style-complex="normal"/>
    </style:style>
    <style:style style:name="T181" style:family="text">
      <style:text-properties fo:font-variant="normal" fo:text-transform="none" fo:color="#283041" style:font-name="Liberation Serif" fo:font-size="10.5pt" fo:letter-spacing="normal" fo:font-style="normal" officeooo:rsid="011c2712" style:font-style-asian="normal" style:font-style-complex="normal"/>
    </style:style>
    <style:style style:name="T182" style:family="text">
      <style:text-properties fo:font-variant="normal" fo:text-transform="none" fo:color="#283041" style:font-name="Liberation Serif" fo:font-size="10.5pt" fo:letter-spacing="normal" fo:font-style="italic" fo:font-weight="normal" officeooo:rsid="00db7c8f" style:font-style-asian="italic" style:font-weight-asian="normal" style:font-style-complex="italic" style:font-weight-complex="normal"/>
    </style:style>
    <style:style style:name="T183" style:family="text">
      <style:text-properties fo:font-variant="normal" fo:text-transform="none" fo:color="#283041" style:font-name="Liberation Serif" fo:font-size="10.5pt" fo:letter-spacing="normal" fo:font-weight="normal" style:font-weight-asian="normal" style:font-weight-complex="normal"/>
    </style:style>
    <style:style style:name="T184" style:family="text">
      <style:text-properties fo:font-variant="normal" fo:text-transform="none" fo:color="#283041" style:font-name="Liberation Serif" fo:font-size="10.5pt" fo:letter-spacing="normal" fo:font-weight="normal" officeooo:rsid="00db7c8f" style:font-weight-asian="normal" style:font-weight-complex="normal"/>
    </style:style>
    <style:style style:name="T185" style:family="text">
      <style:text-properties fo:font-variant="normal" fo:text-transform="none" fo:color="#283041" style:font-name="Liberation Serif" fo:font-size="10.5pt" fo:letter-spacing="normal" officeooo:rsid="00ec08e5"/>
    </style:style>
    <style:style style:name="T186" style:family="text">
      <style:text-properties fo:font-variant="normal" fo:text-transform="none" fo:color="#283041" style:text-position="super 58%" style:font-name="Liberation Serif" fo:font-size="10.5pt" fo:letter-spacing="normal" fo:font-style="normal"/>
    </style:style>
    <style:style style:name="T187"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88" style:family="text">
      <style:text-properties officeooo:rsid="009e799a"/>
    </style:style>
    <style:style style:name="T189" style:family="text">
      <style:text-properties style:font-name="Liberation Serif" fo:font-weight="bold" officeooo:rsid="0036d3bf" style:font-weight-asian="bold" style:font-weight-complex="bold"/>
    </style:style>
    <style:style style:name="T190" style:family="text">
      <style:text-properties style:font-name="Liberation Serif" fo:font-weight="bold" officeooo:rsid="00b18e62" style:font-weight-asian="bold" style:font-weight-complex="bold"/>
    </style:style>
    <style:style style:name="T191" style:family="text">
      <style:text-properties officeooo:rsid="00b5243b"/>
    </style:style>
    <style:style style:name="T192" style:family="text">
      <style:text-properties officeooo:rsid="00b708f8"/>
    </style:style>
    <style:style style:name="T193" style:family="text">
      <style:text-properties officeooo:rsid="00b8b436"/>
    </style:style>
    <style:style style:name="T194" style:family="text">
      <style:text-properties officeooo:rsid="00ba299c"/>
    </style:style>
    <style:style style:name="T195" style:family="text">
      <style:text-properties officeooo:rsid="00c84192"/>
    </style:style>
    <style:style style:name="T196" style:family="text">
      <style:text-properties officeooo:rsid="00df7c0e"/>
    </style:style>
    <style:style style:name="T197" style:family="text">
      <style:text-properties officeooo:rsid="00ba7853"/>
    </style:style>
    <style:style style:name="T198" style:family="text">
      <style:text-properties officeooo:rsid="00cc18a1"/>
    </style:style>
    <style:style style:name="T199" style:family="text">
      <style:text-properties officeooo:rsid="00b7785d"/>
    </style:style>
    <style:style style:name="T200" style:family="text">
      <style:text-properties officeooo:rsid="00cd3d1c"/>
    </style:style>
    <style:style style:name="T201" style:family="text">
      <style:text-properties officeooo:rsid="00cbcab7"/>
    </style:style>
    <style:style style:name="T202" style:family="text">
      <style:text-properties officeooo:rsid="00cd42b2"/>
    </style:style>
    <style:style style:name="T203" style:family="text">
      <style:text-properties officeooo:rsid="00dfa34e"/>
    </style:style>
    <style:style style:name="T204" style:family="text">
      <style:text-properties officeooo:rsid="00e1638b"/>
    </style:style>
    <style:style style:name="T205" style:family="text">
      <style:text-properties officeooo:rsid="00e18c19"/>
    </style:style>
    <style:style style:name="T206" style:family="text">
      <style:text-properties officeooo:rsid="00e399d1"/>
    </style:style>
    <style:style style:name="T207" style:family="text">
      <style:text-properties officeooo:rsid="00e50976"/>
    </style:style>
    <style:style style:name="T208" style:family="text">
      <style:text-properties officeooo:rsid="011e1326"/>
    </style:style>
    <style:style style:name="T209" style:family="text">
      <style:text-properties officeooo:rsid="01207bce"/>
    </style:style>
    <style:style style:name="T210" style:family="text">
      <style:text-properties officeooo:rsid="012a17e1"/>
    </style:style>
    <style:style style:name="T211" style:family="text">
      <style:text-properties officeooo:rsid="012c3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197">Counterfeit Currency <text:span text:style-name="T12">[x]</text:span></text:p>
      <text:p text:style-name="P197">eBooks Other <text:span text:style-name="T14">[x] (Errors with formatting) </text:span><text:span text:style-name="T15">[x]</text:span></text:p>
      <text:p text:style-name="P197">Other <text:span text:style-name="T16">[x]</text:span></text:p>
      <text:p text:style-name="P197">Resources – Identity Documents <text:span text:style-name="T10">65 </text:span><text:span text:style-name="T17">[x]</text:span></text:p>
      <text:p text:style-name="P197">Transportation/Stealth .<text:span text:style-name="T10">45</text:span></text:p>
      <text:p text:style-name="P37"/>
      <text:p text:style-name="P38">Formatting errors I believe have been caused by removing quotes</text:p>
      <text:p text:style-name="P39">Removed <text:span text:style-name="T13">some keywords: ‘how’ ‘to’ ‘make’</text:span></text:p>
      <text:p text:style-name="P39"/>
      <text:p text:style-name="P57">20/06/2020</text:p>
      <text:p text:style-name="P40">Amendments brought CC up to 0.80 for the market listings</text:p>
      <text:p text:style-name="P40">However, CC very low for forum titles – content is very different</text:p>
      <text:p text:style-name="P41">Adding more GT data based on Titles</text:p>
      <text:p text:style-name="P42">Broadened PGP/GPG to include all encryption</text:p>
      <text:p text:style-name="P42"/>
      <text:p text:style-name="P58">21/06/2020</text:p>
      <text:p text:style-name="P43">Works very well (0.8) on the market listings but far lower on the forum titles</text:p>
      <text:p text:style-name="P44">Mix is very different </text:p>
      <text:p text:style-name="P44">Obscure software names</text:p>
      <text:p text:style-name="P61"><text:span text:style-name="T23">There’s much broader variation on the forum data </text:span><text:span text:style-name="T24">(0.55)</text:span></text:p>
      <text:p text:style-name="P45"/>
      <text:p text:style-name="P62"><text:span text:style-name="T24">M</text:span><text:span text:style-name="T22">sg:</text:span></text:p>
      <text:p text:style-name="P46">Hi – hope you both had a good week:</text:p>
      <text:p text:style-name="P40"/>
      <text:p text:style-name="P47">Built the classifier which uses a total LL value for each entry.</text:p>
      <text:p text:style-name="P63"><text:span text:style-name="T22">This works very well on the market listings (0.8 CC) but not so well on the forum titles (0.5</text:span><text:span text:style-name="T25">7</text:span><text:span text:style-name="T22">)</text:span></text:p>
      <text:p text:style-name="P47"/>
      <text:p text:style-name="P48">I’m currently tweaking the model and adding more to the ground truth data to get better agreement. </text:p>
      <text:p text:style-name="P48"/>
      <text:p text:style-name="P48">The main difference is the forum data is much more variable and there’s a lot more fluff.</text:p>
      <text:p text:style-name="P48"/>
      <text:p text:style-name="P48"><text:soft-page-break/>I’ve expanded the Codebook slightly – so PGP/GPG would include all encryption (for example things like Truecrypt/Veracrypt) </text:p>
      <text:p text:style-name="P48"/>
      <text:p text:style-name="P158"><text:span text:style-name="T189">27</text:span><text:span text:style-name="T20">th</text:span><text:span text:style-name="T189"> </text:span><text:span text:style-name="T190">June</text:span></text:p>
      <text:p text:style-name="P49">Implemented K cross analysis</text:p>
      <text:p text:style-name="P51">Adding more to GT data</text:p>
      <text:p text:style-name="P49"/>
      <text:p text:style-name="P49">Msg for Monday:</text:p>
      <text:p text:style-name="P49"><text:tab/></text:p>
      <text:p text:style-name="P50">“</text:p>
      <text:p text:style-name="P64"><text:span text:style-name="T27">H</text:span><text:span text:style-name="T22">i all -</text:span></text:p>
      <text:p text:style-name="P52"/>
      <text:p text:style-name="P52">Bit of a monster update here, apologies!</text:p>
      <text:p text:style-name="P59"/>
      <text:p text:style-name="P65"><text:span text:style-name="T26">I was able to implement the k cross-validation without </text:span><text:span text:style-name="T35">too </text:span><text:span text:style-name="T26">many problems, </text:span><text:span text:style-name="T28">returned the following results </text:span><text:span text:style-name="T32">for the data</text:span><text:span text:style-name="T28"> </text:span><text:span text:style-name="T31">at end of 26/06</text:span><text:span text:style-name="T28">: </text:span></text:p>
      <text:p text:style-name="P53"/>
      <text:p text:style-name="P198">n = 4230</text:p>
      <text:p text:style-name="P199">Overall <text:span text:style-name="T59">(c</text:span><text:span text:style-name="T62">k</text:span><text:span text:style-name="T59">)</text:span>: <text:s/>0.6431080881297078</text:p>
      <text:p text:style-name="P60"/>
      <text:p text:style-name="P66"><text:span text:style-name="T48">Looked</text:span><text:span text:style-name="T37"> at it in more detail, the </text:span><text:span text:style-name="T29">market </text:span><text:span text:style-name="T37">listing</text:span><text:span text:style-name="T29">s</text:span><text:span text:style-name="T37"> items </text:span><text:span text:style-name="T36">were</text:span><text:span text:style-name="T37"> largely correct </text:span><text:span text:style-name="T30">but the forum titles not-so-much, primarily because the terminology is more variable, </text:span><text:span text:style-name="T33">increased use of </text:span><text:span text:style-name="T34">insider </text:span><text:span text:style-name="T33">slang</text:span><text:span text:style-name="T30"> and greater prominence of spelling mistakes. Certain categories </text:span><text:span text:style-name="T36">were</text:span><text:span text:style-name="T30"> pretty solid (</text:span><text:span text:style-name="T31">VPNs, Credit, Crypto Trading are all </text:span><text:span text:style-name="T30">&gt;80% correct) but others are very low (</text:span><text:span text:style-name="T31">Lockpicking, Mobile Hacking.. </text:span><text:span text:style-name="T30">&lt;40%).</text:span></text:p>
      <text:p text:style-name="P54"/>
      <text:p text:style-name="P65"><text:span text:style-name="T30">I </text:span><text:span text:style-name="T36">added more GT data </text:span><text:span text:style-name="T39">(</text:span><text:span text:style-name="T38">trying to emphasise these areas</text:span><text:span text:style-name="T39">)</text:span><text:span text:style-name="T38">, </text:span><text:span text:style-name="T36">fixed a couple instances </text:span><text:span text:style-name="T48">where</text:span><text:span text:style-name="T36"> I had manually sorted incorrectly </text:span><text:span text:style-name="T39">and tweaked some of the code. </text:span><text:span text:style-name="T40">Ran it again and got a better result:</text:span></text:p>
      <text:p text:style-name="P52"/>
      <text:p text:style-name="P200">n = 5390</text:p>
      <text:p text:style-name="P201"><text:span text:style-name="T59">Overall </text:span><text:span text:style-name="T60">(c</text:span><text:span text:style-name="T61">k</text:span><text:span text:style-name="T60">)</text:span><text:span text:style-name="T59">: <text:s/>0.6968650694049577</text:span></text:p>
      <text:p text:style-name="P55"/>
      <text:p text:style-name="P67"><text:span text:style-name="T27">The main issue is that </text:span><text:span text:style-name="T43">it’</text:span><text:span text:style-name="T40">s </text:span><text:span text:style-name="T27">VERY slow. </text:span><text:span text:style-name="T40">It </text:span><text:span text:style-name="T43">wasn’t particularly</text:span><text:span text:style-name="T40"> fast to begin with</text:span><text:span text:style-name="T27"> </text:span><text:span text:style-name="T40">and</text:span><text:span text:style-name="T27"> now </text:span><text:span text:style-name="T40">it </text:span><text:span text:style-name="T27">needs to rebuild that data from scratch </text:span><text:span text:style-name="T45">and then run </text:span><text:span text:style-name="T27">10 times, </text:span><text:span text:style-name="T41">so </text:span><text:span text:style-name="T27">it takes hours to achieve the end result. </text:span><text:span text:style-name="T41">In addition, the</text:span><text:span text:style-name="T42">re’s now &gt;5000 </text:span><text:span text:style-name="T43">items</text:span><text:span text:style-name="T42"> in the</text:span><text:span text:style-name="T41"> ground truth data, </text:span><text:span text:style-name="T44">so there’s a lot of keywords for it to </text:span><text:span text:style-name="T47">extract and </text:span><text:span text:style-name="T44">cross-check </text:span><text:span text:style-name="T46">every</text:span><text:span text:style-name="T44"> run.</text:span></text:p>
      <text:p text:style-name="P56"/>
      <text:p text:style-name="P68"><text:span text:style-name="T44">I’</text:span><text:span text:style-name="T22">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3">Requires </text:span><text:span text:style-name="T74">pandas, numpy </text:span><text:span text:style-name="T76">and</text:span><text:span text:style-name="T74"> nlt</text:span><text:span text:style-name="T75">k </text:span><text:span text:style-name="T77">packages</text:span><text:span text:style-name="T75">.</text:span></text:p>
      <text:p text:style-name="P24"/>
      <text:p text:style-name="P25"><text:span text:style-name="T64">If you run</text:span> <text:span text:style-name="T63">K-analysis.py, </text:span><text:span text:style-name="T64">that’ll run the whole operation. It’s currently set up to </text:span><text:span text:style-name="T65">run on sample data (~600 sorted random entries) – in case you wanted to see it work without waiting for ages. </text:span></text:p>
      <text:p text:style-name="P25"/>
      <text:p text:style-name="P25"><text:span text:style-name="T64">If you scroll down, there’s comments explained what each function does. </text:span><text:span text:style-name="T67">It’s essentially split into four stages:</text:span></text:p>
      <text:p text:style-name="P24"/>
      <text:p text:style-name="P202">1. Shuffling the dataset and splitting it into x10 k samples</text:p>
      <text:p text:style-name="P203"><text:span text:style-name="T67">2. </text:span><text:span text:style-name="T68">Creating x10 sets (</text:span><text:span text:style-name="T69">comprising of </text:span><text:span text:style-name="T68">every </text:span><text:span text:style-name="T70">k </text:span><text:span text:style-name="T68">sample except one) </text:span><text:span text:style-name="T70">which will be used to train the model in turn.</text:span></text:p>
      <text:p text:style-name="P204">3. <text:span text:style-name="T70">Some </text:span><text:span text:style-name="T71">brief</text:span><text:span text:style-name="T70"> validation of these subsets.</text:span></text:p>
      <text:p text:style-name="P205"><text:soft-page-break/><text:span text:style-name="T71">4. </text:span><text:span text:style-name="T72">A loop that trains the model and categorises each k sample</text:span></text:p>
      <text:p text:style-name="P206">5. Calculating CK for each k sample and printing the results.</text:p>
      <text:p text:style-name="P24"/>
      <text:p text:style-name="P26"><text:span text:style-name="T65">If you want it to run the full dataset, </text:span><text:span text:style-name="T66">change the path (line 8) in splitFile.py from sample.csv to full.csv. </text:span></text:p>
      <text:p text:style-name="P26"/>
      <text:p text:style-name="P27"><text:span text:style-name="T78">I can share the Git repo with you if that’s helpful </text:span><text:span text:style-name="T79">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2">hope you’re doing well.</text:span></text:p>
      <text:p text:style-name="P14"/>
      <text:p text:style-name="P28"><text:span text:style-name="T53">I’ve run it on the </text:span><text:span text:style-name="T54">source data </text:span><text:span text:style-name="T53">and then done a quick </text:span><text:span text:style-name="T55">check-over.</text:span><text:span text:style-name="T53"> </text:span></text:p>
      <text:p text:style-name="P14"/>
      <text:p text:style-name="P6">Market</text:p>
      <text:p text:style-name="P14">The good news is that it’s broadly correct but there’s a few holes, <text:span text:style-name="T80">particularly in </text:span><text:span text:style-name="T81">some of </text:span><text:span text:style-name="T80">the rarer categories.</text:span></text:p>
      <text:p text:style-name="P14"/>
      <text:p text:style-name="P29"><text:span text:style-name="T49">For example, every item (</text:span><text:span text:style-name="T50">about</text:span><text:span text:style-name="T49"> 8 in </text:span><text:span text:style-name="T50">each)</text:span><text:span text:style-name="T49"> in the doxing, </text:span><text:span text:style-name="T50">mobile-hacking</text:span><text:span text:style-name="T49"> </text:span><text:span text:style-name="T51">cats</text:span><text:span text:style-name="T49"> was incorrectly categorised. </text:span><text:span text:style-name="T52">A chunk of eBooks were also incorrectly classed as Crytpo due to an overweighted keyword.</text:span></text:p>
      <text:p text:style-name="P15"/>
      <text:p text:style-name="P6">Forum Thread Titles</text:p>
      <text:p text:style-name="P16">Similar story for thread titles – broadly correct but <text:span text:style-name="T83">there’s a few </text:span>issues. Much of what has been flagged as an e-book, <text:span text:style-name="T84">isn’t.</text:span></text:p>
      <text:p text:style-name="P16"/>
      <text:p text:style-name="P17">So far after running it, I’ve written up a little bit about some of these issues, the data prep and I’m looking at creating the mappings next.</text:p>
      <text:p text:style-name="P17"/>
      <text:p text:style-name="P7">1<text:span text:style-name="T188">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5">completed the plans</text:span> outlined there. </text:p>
      <text:p text:style-name="P19"/>
      <text:p text:style-name="P20"><text:span text:style-name="T86">- Ran the k-fold cross validation after the changes. Cohen’s kappa was improved, though not </text:span><text:span text:style-name="T87">nearly </text:span><text:span text:style-name="T86">as much as I’d have liked </text:span><text:span text:style-name="T87">(</text:span><text:span text:style-name="T88">only </text:span><text:span text:style-name="T87">from 0.72 to 0.73!).</text:span></text:p>
      <text:p text:style-name="P20"><text:span text:style-name="T89">- Similar for the under/over allocation, the effects are still there, </text:span><text:span text:style-name="T90">only</text:span><text:span text:style-name="T89"> mitigated slightly. </text:span></text:p>
      <text:p text:style-name="P21"/>
      <text:p text:style-name="P21"><text:span text:style-name="T91">A bit disappointing as I was hoping for more of an improvement. </text:span><text:span text:style-name="T90">Feel like I’m reaching my limit </text:span><text:span text:style-name="T91">now in regards to the changes I can make to the classifier.</text:span></text:p>
      <text:p text:style-name="P21"/>
      <text:p text:style-name="P30">- Ran the <text:span text:style-name="T92">rest of the </text:span>unsorted <text:span text:style-name="T92">data, </text:span><text:span text:style-name="T93">as before but including the hacking forum data as well.</text:span></text:p>
      <text:p text:style-name="P30"/>
      <text:p text:style-name="P31"><text:span text:style-name="T94">I’m looking at the outcomes of the hacking data now. The </text:span><text:span text:style-name="T97">content</text:span><text:span text:style-name="T94"> is quite different – </text:span><text:span text:style-name="T95">there are a lot more things like account dumps, cracking tools. Some categories like proxies, are near perfect but others are almost all incorrectly classified.</text:span></text:p>
      <text:p text:style-name="P31"/>
      <text:p text:style-name="P32"><text:soft-page-break/>I’<text:span text:style-name="T96">m</text:span> manually corrected a lot of this now <text:span text:style-name="T96">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7">Some good news, got a distinction for the research proposal! Thanks very much for your support on that. </text:span><text:span text:style-name="T56">I have a minor issue with some of the feedback </text:span><text:span text:style-name="T57">(regarding dark</text:span><text:span text:style-name="T58">net</text:span><text:span text:style-name="T57"> server locations)</text:span><text:span text:style-name="T56">:</text:span></text:p>
      <text:p text:style-name="P19"/>
      <text:p text:style-name="P207"><text:span text:style-name="T98">A</text:span>t places, they seems bit odd, like "<text:span text:style-name="T99">t</text:span>his makes it essentially impossible for forensic researchers to investigate using traditional means like examining a server’s IP address". IPs are always traceable!</text:p>
      <text:p text:style-name="P207"/>
      <text:p text:style-name="P152"><text:span text:style-name="T103">I think what I’ve written is fair. My understanding </text:span><text:span text:style-name="T105">is that </text:span><text:span text:style-name="T103">the </text:span><text:span text:style-name="T104">location </text:span><text:span text:style-name="T105">details are</text:span><text:span text:style-name="T104"> heavily </text:span><text:span text:style-name="T103">encryp</text:span><text:span text:style-name="T104">ted </text:span><text:span text:style-name="T106">and impossible to decipher via traditional means,</text:span><text:span text:style-name="T104"> </text:span><text:span text:style-name="T106">o</text:span><text:span text:style-name="T105">therwise the job of law enforcement would be very easy </text:span><text:span text:style-name="T107">in shutting down these sites</text:span><text:span text:style-name="T105">?</text:span></text:p>
      <text:p text:style-name="P70"/>
      <text:p text:style-name="P153"><text:span text:style-name="T157">18</text:span><text:span text:style-name="T187">th</text:span><text:span text:style-name="T156"> July </text:span></text:p>
      <text:p text:style-name="P134"><text:s/></text:p>
      <text:p text:style-name="P154"><text:span text:style-name="T101">Hi both, </text:span><text:span text:style-name="T160">thanks for your comments</text:span><text:span text:style-name="T161">.</text:span></text:p>
      <text:p text:style-name="P150"/>
      <text:p text:style-name="P155"><text:span text:style-name="T161">N</text:span><text:span text:style-name="T162">ot been able to get as much done as I’d have liked this week as I’ve been trying to sort out </text:span><text:span text:style-name="T163">job stuff.</text:span></text:p>
      <text:p text:style-name="P71"/>
      <text:p text:style-name="P156"><text:span text:style-name="T113">@Matt would you mind if I used </text:span><text:span text:style-name="T116">your details</text:span><text:span text:style-name="T113"> as an academic reference? My personal tutor </text:span><text:span text:style-name="T109">has </text:span><text:span text:style-name="T114">moved to a different</text:span><text:span text:style-name="T109"> </text:span><text:span text:style-name="T114">university</text:span><text:span text:style-name="T109"> </text:span><text:span text:style-name="T112">now </text:span><text:span text:style-name="T115">so I doubt </text:span><text:span text:style-name="T112">there details will be the same.</text:span></text:p>
      <text:p text:style-name="P72"/>
      <text:p text:style-name="P157"><text:span text:style-name="T112">I’</text:span><text:span text:style-name="T102">ve linked up the categories with the most relevant Kas</text:span><text:span text:style-name="T110">, </text:span><text:span text:style-name="T102">summed each and</text:span><text:span text:style-name="T110"> created the spider diagrams attached. </text:span><text:span text:style-name="T102">I’ve just used the built-in graphing features in Calc atm but </text:span><text:span text:style-name="T110">I’m guessing there is a more academic way of creating these? </text:span></text:p>
      <text:p text:style-name="P73"/>
      <text:p text:style-name="P73"/>
      <table:table table:name="Table1" table:style-name="Table1">
        <table:table-column table:style-name="Table1.A"/>
        <table:table-column table:style-name="Table1.B"/>
        <table:table-row table:style-name="Table1.1">
          <table:table-cell table:style-name="Table1.A1" office:value-type="string">
            <text:p text:style-name="P34">KA</text:p>
          </table:table-cell>
          <table:table-cell table:style-name="Table1.A1" office:value-type="string">
            <text:p text:style-name="P36">Categ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35"/>
      <text:p text:style-name="P74"/>
      <text:p text:style-name="P153"><text:span text:style-name="T108">All KA’s aren’t represented, </text:span><text:span text:style-name="T109">making direct comparison to </text:span><text:span text:style-name="T110">Mirror, Mirror study difficult. </text:span><text:span text:style-name="T111">I </text:span><text:span text:style-name="T110">could set all the other KAs</text:span><text:span text:style-name="T111"> as 0 values – but this wouldn’t technically be correct as there are occasionally entries which fall into these categories, </text:span><text:span text:style-name="T110">though not very many.</text:span></text:p>
      <text:p text:style-name="P153"><text:span text:style-name="T110"><text:line-break/></text:span><text:span text:style-name="T116">At the moment, I am just taking notes on </text:span><text:span text:style-name="T117">the differences between the three spider charts.</text:span></text:p>
      <text:p text:style-name="P69"/>
      <text:p text:style-name="P207"/>
      <text:p text:style-name="P135">27<text:span text:style-name="T19">th</text:span> July</text:p>
      <text:p text:style-name="P135"/>
      <text:p text:style-name="P75">Hi both,</text:p>
      <text:p text:style-name="P75"/>
      <text:p text:style-name="P76">I’ve broken down <text:span text:style-name="T191">the </text:span><text:span text:style-name="T192">forum titles by year and written a little about the trends. </text:span><text:span text:style-name="T191">Not able to do so for the listings as they’re not dated. </text:span><text:span text:style-name="T197">Also done some further discussion about potential reasons and implications. </text:span></text:p>
      <text:p text:style-name="P75"/>
      <text:p text:style-name="P77">Briefly:</text:p>
      <text:p text:style-name="P79">- <text:span text:style-name="T199">T</text:span><text:span text:style-name="T198">he categories with the highest prevalence I think can be summarised as firstly methods for obtaining money illegally (‘Carding’, ‘Fraud’), secondly methods for cleaning that money (‘Cashing Out’) and lastly, means to stay anonymous </text:span><text:span text:style-name="T200">while performing these activities (‘Proxies’, ‘Tor’, ‘VPN’).</text:span></text:p>
      <text:p text:style-name="P77">- In terms of numbers of titles, there’s consistent growth supporting the previous research that the darknet is growing in size.</text:p>
      <text:p text:style-name="P78">- In terms of <text:span text:style-name="T193">KA percentages,</text:span> <text:span text:style-name="T193">t</text:span>he cryptomarket forum<text:span text:style-name="T193">s remain more or less the same year on year. The hacker forums however show Attacks &amp; Defences increasing drastically </text:span><text:span text:style-name="T194">whereas </text:span><text:span text:style-name="T195">‘Software &amp; Platform Security’ category showed the </text:span><text:span text:style-name="T196">exact </text:span><text:span text:style-name="T195">inverse trend.</text:span></text:p>
      <text:p text:style-name="P159"><text:span text:style-name="T118">- </text:span><text:span text:style-name="T119">I’ve speculated that a potential reason for this trend could be greater awareness of and greater accessibility to these darknet forums. An increase of less technically minded users could explain the increase in get-rich-quick-type categories (such as Carding and Fraud) over more technically minded categories (such as Hacking).</text:span></text:p>
      <text:p text:style-name="P80"/>
      <text:p text:style-name="P160"><text:span text:style-name="T119">A</text:span><text:span text:style-name="T102">gainst cyber-sec curricula:</text:span></text:p>
      <text:p text:style-name="P80">- Infastructure sec is very low throughout suggesting there may be some justification to it’s low prominence within the cyber-sec curricula.</text:p>
      <text:p text:style-name="P159"><text:span text:style-name="T119">- </text:span><text:span text:style-name="T120">One of the most striking differences is adv behaviours which features prominently </text:span><text:span text:style-name="T121">on the darknet, this is not mirrored within the cyber-sec curricula.</text:span></text:p>
      <text:p text:style-name="P159"><text:span text:style-name="T121">- As much of this is focussed within carding and </text:span><text:span text:style-name="T122">money laundering</text:span><text:span text:style-name="T121">, I speculate there might be scope for a cyber sec accreditation </text:span><text:span text:style-name="T122">for banking professionals </text:span><text:span text:style-name="T121">which focusses </text:span><text:span text:style-name="T122">on these.</text:span></text:p>
      <text:p text:style-name="P81"/>
      <text:p text:style-name="P161"><text:span text:style-name="T121">I </text:span><text:span text:style-name="T102">haven’t really made any changes to Joe’s script, just used it to generate more spider charts.</text:span></text:p>
      <text:p text:style-name="P82"/>
      <text:p text:style-name="P163"><text:span text:style-name="T101">3</text:span><text:span text:style-name="T186">rd</text:span><text:span text:style-name="T101"> August</text:span></text:p>
      <text:p text:style-name="P136"/>
      <text:p text:style-name="P87">Hi both -</text:p>
      <text:p text:style-name="P87"><text:line-break/>Hope everything's going well -</text:p>
      <text:p text:style-name="P87"/>
      <text:p text:style-name="P83"><text:span text:style-name="T201">@Joe </text:span><text:span text:style-name="T202">i</text:span><text:span text:style-name="T101">f you were able to show the spider diagrams to your boss, did they say anything of interest? </text:span><text:span text:style-name="T201">Might be helpful.</text:span></text:p>
      <text:p text:style-name="P87"/>
      <text:p text:style-name="P171"><text:span text:style-name="T101">I’m starting to write up the dissertation a bit more formally now. </text:span><text:span text:style-name="T169">I’m structuring my dissertation in a way that’s very similar to the attached </text:span><text:span text:style-name="T167">dissertation</text:span></text:p>
      <text:p text:style-name="P84"/>
      <text:p text:style-name="P162"><text:span text:style-name="T167">O</text:span><text:span text:style-name="T101">n background</text:span></text:p>
      <text:p text:style-name="P85"><text:soft-page-break/>I’m guessing this will be very similar to the Introduction section of the research proposal.. is there much of an issue with copying and pasting a lot of this across? Obviously will be checked and amended, improved where necessary.</text:p>
      <text:p text:style-name="P136"/>
      <text:p text:style-name="P137">On formatting</text:p>
      <text:p text:style-name="P169"><text:span text:style-name="T101">Not sure if this is too much to hope for but is there a UoB Latex template for Msc dissertations? At the moment, I’m just bastardising </text:span><text:span text:style-name="T165">a template </text:span><text:span text:style-name="T166">from another institution. </text:span></text:p>
      <text:p text:style-name="P136"/>
      <text:p text:style-name="P169"><text:span text:style-name="T168">Also, t</text:span><text:span text:style-name="T101">he specification </text:span><text:span text:style-name="T168">on blackboard</text:span><text:span text:style-name="T101"> contradicts the examples provided. It states:</text:span></text:p>
      <text:p text:style-name="P86"/>
      <text:p text:style-name="P151">“At the top of the title page, give the title and, if necessary, the sub-title. The full name of the dissertation author should be in the centre of the page.”</text:p>
      <text:p text:style-name="P86"/>
      <text:p text:style-name="P170"><text:span text:style-name="T101">Whereas in all the examples the title is in the middle </text:span><text:span text:style-name="T164">with the UoB logo at the top (see attached)</text:span><text:span text:style-name="T101">. </text:span><text:span text:style-name="T165">Would you be able to give any clarity on this? </text:span><text:span text:style-name="T101">In any case I’ve structured it the same as the examples for now. </text:span><text:span text:style-name="T168">Seems very odd to keep the same spec for many years then suddenly change but perhaps there’s a reason.</text:span></text:p>
      <text:p text:style-name="P80"/>
      <text:p text:style-name="P138">20/08/2020 ----</text:p>
      <text:p text:style-name="P138"/>
      <text:p text:style-name="P95">Hi hope you’re both doing well -</text:p>
      <text:p text:style-name="P95"/>
      <text:p text:style-name="P90"><text:span text:style-name="T204">To give you a quick update, I’m s</text:span><text:span text:style-name="T203">till on track to have a first draft by end of this month. </text:span><text:span text:style-name="T205">I’ve attached what I’ve written so far.</text:span></text:p>
      <text:p text:style-name="P90"/>
      <text:p text:style-name="P179"><text:span text:style-name="T125">Have written about 13500 words so far, aiming for 20000 which is the suggested </text:span><text:span text:style-name="T127">word count</text:span><text:span text:style-name="T125">, though I’m starting</text:span><text:span text:style-name="T126"> to find it a little </text:span><text:span text:style-name="T125">bit </text:span><text:span text:style-name="T126">difficult to add </text:span><text:span text:style-name="T125">more.</text:span></text:p>
      <text:p text:style-name="P96"/>
      <text:p text:style-name="P181"><text:span text:style-name="T130">I </text:span><text:span text:style-name="T102">had a few questions while writing:</text:span></text:p>
      <text:p text:style-name="P89"/>
      <text:p text:style-name="P180"><text:span text:style-name="T129">Appropriate to a</text:span><text:span text:style-name="T128">dd a small glossary </text:span><text:span text:style-name="T127">near</text:span><text:span text:style-name="T128"> the start </text:span><text:span text:style-name="T129">to clarify</text:span><text:span text:style-name="T128"> terminology? </text:span><text:span text:style-name="T129">Dark web, dark net, etc.</text:span></text:p>
      <text:p text:style-name="P97"/>
      <text:p text:style-name="P94"><text:span text:style-name="T206">Am I okay to a</text:span><text:span text:style-name="T170">dding my own graphs </text:span><text:span text:style-name="T206">&amp; representations </text:span><text:span text:style-name="T170">that I’ve created using Office software? </text:span><text:span text:style-name="T206">There are a few points where a </text:span><text:span text:style-name="T207">different and specific graphical</text:span><text:span text:style-name="T206"> illustration would be useful.</text:span></text:p>
      <text:p text:style-name="P138"/>
      <text:p text:style-name="P182"><text:span text:style-name="T131">Not sure how much </text:span><text:span text:style-name="T129">more</text:span><text:span text:style-name="T131"> detail to go into around the </text:span><text:span text:style-name="T132">log likelihood</text:span><text:span text:style-name="T131"> calculation</text:span><text:span text:style-name="T132">s?</text:span><text:span text:style-name="T131"> </text:span></text:p>
      <text:p text:style-name="P182"><text:span text:style-name="T131">Feel like to an extent I am just regurgitating what is on the Ryan &amp; Garside article, which is already referenced </text:span><text:span text:style-name="T129">as well as previous similar studies where it has been utilised to good effect.</text:span></text:p>
      <text:p text:style-name="P88"/>
      <text:p text:style-name="P139">Classifier</text:p>
      <text:p text:style-name="P139">From Mirror, Mirror</text:p>
      <text:p text:style-name="P92">Do I need to perform any significance tests?</text:p>
      <text:p text:style-name="P92"/>
      <text:p text:style-name="P93">Bit concerned I haven’t done enough reasoning for why I’m using k-fold cross validation</text:p>
      <text:p text:style-name="P93">Found most of them incomprehensible</text:p>
      <text:p text:style-name="P91"/>
      <text:p text:style-name="P140">Bibliography</text:p>
      <text:p text:style-name="P178"><text:span text:style-name="T123">The template I was using didn’t seem to support URLs </text:span><text:span text:style-name="T124">initially until I added </text:span><text:span text:style-name="T182">\bibliographystyle{plainurl}</text:span></text:p>
      <text:p text:style-name="P183"><text:span text:style-name="T184">T</text:span><text:span text:style-name="T183">his makes them show up but appears a bit weird.</text:span></text:p>
      <text:p text:style-name="P98"/>
      <text:p text:style-name="P98">---</text:p>
      <text:p text:style-name="P98"/>
      <text:p text:style-name="P141">30/08 </text:p>
      <text:p text:style-name="P141"/>
      <text:p text:style-name="P99">Take CK for final automated results?</text:p>
      <text:p text:style-name="P99"/>
      <text:p text:style-name="P184"><text:span text:style-name="T100">[Section] As one of my sections for future work, I’ve written a bit about potentially applying machine learning techniques to improve classifier performance. </text:span><text:span text:style-name="T185">It’s a bit of a basic overview but I’d be interested to know if anything I’ve written there is incorrect.</text:span></text:p>
      <text:p text:style-name="P100"/>
      <text:p text:style-name="P101">[Graphs] </text:p>
      <text:p text:style-name="P186"><text:soft-page-break/><text:span text:style-name="T140">Mixed results on standardising the spider charts.</text:span><text:span text:style-name="T134"> The new code seems to produce the same graphs? </text:span><text:span text:style-name="T135">S</text:span><text:span text:style-name="T136">caling it on a image editor </text:span><text:span text:style-name="T134">doesn’t</text:span><text:span text:style-name="T136"> work because it’s the font size </text:span><text:span text:style-name="T134">in relation to the graph</text:span><text:span text:style-name="T136"> that’s the issue not the scaling </text:span><text:span text:style-name="T137">alone. </text:span></text:p>
      <text:p text:style-name="P103"/>
      <text:p text:style-name="P185"><text:span text:style-name="T140">I</text:span><text:span text:style-name="T138">’ve been mitigating for it by manually changing the font scaling each time. </text:span><text:span text:style-name="T139">Not perfect but seems to offer some improvement, </text:span><text:span text:style-name="T140">and they look much more similar now than they did before.</text:span></text:p>
      <text:p text:style-name="P102"/>
      <text:p text:style-name="P164"><text:span text:style-name="T172">S</text:span><text:span text:style-name="T171">pecific qualifications</text:span></text:p>
      <text:p text:style-name="P104">Cyber security is </text:p>
      <text:p text:style-name="P192"><text:span text:style-name="T140">T</text:span><text:span text:style-name="T133">o me it seems you have a specialist qualification anyway, so individuals likely have their own idea of where they want to go with it (pen tester, cryptographer etc.)</text:span></text:p>
      <text:p text:style-name="P102"/>
      <text:p text:style-name="P102">---</text:p>
      <text:p text:style-name="P102"/>
      <text:p text:style-name="P105">Very helpful @Joe thanks – had a few questions re some of the comments</text:p>
      <text:p text:style-name="P106"/>
      <text:p text:style-name="P187"><text:span text:style-name="T144">On P1: </text:span><text:span text:style-name="T133">What’s the meaning of the ‘?’ At the introduction?</text:span></text:p>
      <text:p text:style-name="P107"/>
      <text:p text:style-name="P190"><text:span text:style-name="T144">On P10: </text:span><text:span text:style-name="T145">I don’t fully understand your </text:span><text:span text:style-name="T144">first comment? </text:span><text:span text:style-name="T145">Think it reads “or whatever – not all cyber security is stopping criminals”? </text:span><text:span text:style-name="T144">Would I be right in thinking, add more detail as to reasons why cyber sec curricula are not all equal in emphasis?</text:span></text:p>
      <text:p text:style-name="P108"/>
      <text:p text:style-name="P109">On P12: “Threats to validity section?” </text:p>
      <text:p text:style-name="P188"><text:span text:style-name="T141">Was the suggestion here that the section should be renamed or that I should add an extra section </text:span><text:span text:style-name="T146">to expand on other reasons</text:span><text:span text:style-name="T141">?</text:span></text:p>
      <text:p text:style-name="P111"/>
      <text:p text:style-name="P189"><text:span text:style-name="T141">O</text:span><text:span text:style-name="T133">n P34:</text:span></text:p>
      <text:p text:style-name="P189"><text:span text:style-name="T141">U</text:span><text:span text:style-name="T133">nderstood these categories should be under the Privacy category and they were grouped as such when we did the whiteboard ex </text:span><text:span text:style-name="T142">but from your comments it sounds like this is not correct</text:span><text:span text:style-name="T133">? </text:span><text:span text:style-name="T142">(Though I should have referred to Tor, rather than Tor browser, changed that now).</text:span></text:p>
      <text:p text:style-name="P112"/>
      <text:p text:style-name="P191"><text:span text:style-name="T142">Q</text:span><text:span text:style-name="T144">uite interested to clarify this as it will effect the results.</text:span><text:span text:style-name="T143"> </text:span><text:span text:style-name="T144">L</text:span><text:span text:style-name="T142">ooking at the CyBOK doc and I can see discussion of VPNs (p. 185), Tor and proxies under the Privacy &amp; Online Rights (p. 194) KA. </text:span></text:p>
      <text:p text:style-name="P113"/>
      <text:p text:style-name="P165"><text:span text:style-name="T173">3</text:span><text:span text:style-name="T171">0/08/2020 ---</text:span></text:p>
      <text:p text:style-name="P142"/>
      <text:p text:style-name="P193"><text:span text:style-name="T147">Hi </text:span><text:span text:style-name="T148">both &amp;</text:span><text:span text:style-name="T147"> apologies for the wall of text. </text:span></text:p>
      <text:p text:style-name="P115"/>
      <text:p text:style-name="P193"><text:span text:style-name="T149">I’ve attached the draft of my dissertation, </text:span><text:span text:style-name="T148">hopefully should be quite a bit improved. </text:span></text:p>
      <text:p text:style-name="P130"/>
      <text:p text:style-name="P130">There’s still some areas I’m quite aware are still weak: conclusion and discussion particularly. </text:p>
      <text:p text:style-name="P130"/>
      <text:p text:style-name="P130">I’d also like to add more graphs to demonstrate certain key points.</text:p>
      <text:p text:style-name="P116"/>
      <text:p text:style-name="P175"><text:span text:style-name="T171">Not sure if I am wandering off topic too much (such as paragraph on drug policy </text:span><text:span text:style-name="T180">and broader cyber sec policy</text:span><text:span text:style-name="T171">)</text:span></text:p>
      <text:p text:style-name="P119"/>
      <text:p text:style-name="P129"><text:span text:style-name="T209">Need to explain in more detail why cats are with </text:span>Drugs is included in CyBOK under adversarial behaviours (small paragraph on p. 227). I think it is probably going to be too problematic at this late stage to change, <text:span text:style-name="T208">and I think doing so would only skew the results even more towards adversarial behaviours. It’s also somewhat obvious that a cyber security curric would not cover drug dealing.</text:span></text:p>
      <text:p text:style-name="P118"/>
      <text:p text:style-name="P143">Results ---</text:p>
      <text:p text:style-name="P176"><text:span text:style-name="T171">Should I include a written summary of the results? Is this helpful </text:span><text:span text:style-name="T179">beyond the graphs?</text:span></text:p>
      <text:p text:style-name="P120"/>
      <text:p text:style-name="P168"><text:span text:style-name="T179">D</text:span><text:span text:style-name="T171">iscussion</text:span></text:p>
      <text:p text:style-name="P177"><text:span text:style-name="T171">Add carding &amp; money laundering section to previous research </text:span><text:span text:style-name="T181">discussion</text:span><text:span text:style-name="T171">?</text:span></text:p>
      <text:p text:style-name="P120"/>
      <text:p text:style-name="P144">Suggestions section ---</text:p>
      <text:p text:style-name="P121">Added this section </text:p>
      <text:p text:style-name="P121"/>
      <text:p text:style-name="P121"><text:soft-page-break/>My reasoning is that there are wider considerations beyond the qualifications themselves (lack of career structure, lack of young people going into cyber-security)</text:p>
      <text:p text:style-name="P117"/>
      <text:p text:style-name="P145">Graphs ---</text:p>
      <text:p text:style-name="P173"><text:span text:style-name="T171">Added </text:span><text:span text:style-name="T176">my own </text:span><text:span text:style-name="T171">bar charts of the results by category. Think these are fairly standardised. Only issue is that since they contain 34 cats is that they’re ginormous. Each one takes up a page.</text:span></text:p>
      <text:p text:style-name="P122"/>
      <text:p text:style-name="P142">Threats to validity ---</text:p>
      <text:p text:style-name="P172"><text:span text:style-name="T171">I struggled to add </text:span><text:span text:style-name="T178">much of </text:span><text:span text:style-name="T171">a section here, felt like I was largely just repeating what I had </text:span><text:span text:style-name="T174">already </text:span><text:span text:style-name="T171">written else where: </text:span><text:span text:style-name="T174">cross-validation techniques, difficulties generalising source data </text:span><text:span text:style-name="T175">etc.</text:span></text:p>
      <text:p text:style-name="P123"/>
      <text:p text:style-name="P167"><text:span text:style-name="T175">M</text:span><text:span text:style-name="T171">ethod ---</text:span></text:p>
      <text:p text:style-name="P124">Any value to including a worked example of an item going through keyword analysis? Quite easy to write and might aid understanding of the process.</text:p>
      <text:p text:style-name="P125"/>
      <text:p text:style-name="P146">Length ---</text:p>
      <text:p text:style-name="P126">I am still a little way off the recommended word count (20,000)</text:p>
      <text:p text:style-name="P126"/>
      <text:p text:style-name="P147">Policy ---</text:p>
      <text:p text:style-name="P127">A lot of the dark web literature is talking about policy</text:p>
      <text:p text:style-name="P127">or whether this is diverting too much from the primary aim </text:p>
      <text:p text:style-name="P127"/>
      <text:p text:style-name="P148">Final summary?</text:p>
      <text:p text:style-name="P128">Summary at end of evaluation?</text:p>
      <text:p text:style-name="P128"><text:tab/>Examples I have it ends on future work</text:p>
      <text:p text:style-name="P127"/>
      <text:p text:style-name="P149">Glossary ---</text:p>
      <text:p text:style-name="P174"><text:span text:style-name="T171">As discussed, I’ve added a brief glossary. </text:span><text:span text:style-name="T176">I don’t know how valuable this is. </text:span><text:span text:style-name="T177">Some of the definitions area already within the body of the text.</text:span></text:p>
      <text:p text:style-name="P114"/>
      <text:p text:style-name="P166">Appendix ---</text:p>
      <text:p text:style-name="P166"/>
      <text:p text:style-name="P114"/>
      <text:p text:style-name="P194"><text:span text:style-name="T150">Hi @ @ - thanks very much for the comments, </text:span><text:span text:style-name="T153">very helpful and have actioned most of the formatting and text stuff so far</text:span></text:p>
      <text:p text:style-name="P131"/>
      <text:p text:style-name="P133">Went through</text:p>
      <text:p text:style-name="P133"/>
      <text:p text:style-name="P133"><text:span text:style-name="T211">Joe </text:span>“<text:span text:style-name="T210">was typeset using Knuthi (?) LaTex” I did some googling but I’m not too sure what that 4</text:span><text:span text:style-name="T21">th</text:span><text:span text:style-name="T210"> word is?</text:span></text:p>
      <text:p text:style-name="P133"/>
      <text:p text:style-name="P196"><text:span text:style-name="T159">Other category </text:span><text:span text:style-name="T154">– added a section where this is discussed in more detail. In short, there are some clear overlaps with </text:span><text:span text:style-name="T155">a few</text:span><text:span text:style-name="T154"> categories but particularly on the forums it’s a jumble of all sorts of stuff: introductions, </text:span><text:span text:style-name="T155">irreverent </text:span><text:span text:style-name="T154">chat, porn, </text:span><text:span text:style-name="T155">news and items that are so vague it’s difficult to categorise. May add some of this in evaluation </text:span></text:p>
      <text:p text:style-name="P131"/>
      <text:p text:style-name="P195"><text:span text:style-name="T158">Supplementary materials</text:span><text:span text:style-name="T152"> – there wasn’t much guidance on this that I could find on Blackboard so </text:span><text:span text:style-name="T150">I’ve put the code in a </text:span><text:span text:style-name="T153">folder which I’ll zip with the pdf</text:span><text:span text:style-name="T150">. </text:span><text:span text:style-name="T151">I no longer refer to each individual script (</text:span><text:span text:style-name="T153">except the two scripts that are separate to the classifier</text:span><text:span text:style-name="T151">) </text:span><text:span text:style-name="T153">either.</text:span></text:p>
      <text:p text:style-name="P132"/>
      <text:p text:style-name="P195"><text:span text:style-name="T152">Not sure </text:span><text:span text:style-name="T150">if any further guidance is required for the grader? </text:span><text:span text:style-name="T151">Currently</text:span><text:span text:style-name="T150"> it just contains the comments I wrote </text:span><text:span text:style-name="T152">to myself</text:span><text:span text:style-name="T150"> while writing it. </text:span><text:span text:style-name="T151">It should be clear what each function is doing but if they’re going to actually run it, </text:span><text:span text:style-name="T152">they’d likely run into issues. </text:span><text:span text:style-name="T151">I’d have to include sample CSV files and folders so that it works correctly.</text:span></text:p>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9-15T00:16:09.847617526</dc:date>
    <meta:editing-duration>P15DT4H46M29S</meta:editing-duration>
    <meta:editing-cycles>150</meta:editing-cycles>
    <meta:generator>LibreOffice/6.4.5.2$Linux_X86_64 LibreOffice_project/40$Build-2</meta:generator>
    <meta:document-statistic meta:table-count="1" meta:image-count="0" meta:object-count="0" meta:page-count="8" meta:paragraph-count="255" meta:word-count="3124" meta:character-count="18426" meta:non-whitespace-character-count="15488"/>
  </office:meta>
</office:document-meta>
</file>